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7">
            <text:p>1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33">
            <text:p>3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95">
            <text:p>9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714">
            <text:p>171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3196">
            <text:p>319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5681">
            <text:p>568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0">
            <text:p>2020-10-2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2 - 1.11)">
            <text:p>(1.02 - 1.1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5">
            <text:p>1.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3.5">
            <text:p>13.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37704918032787">
            <text:p>0.0737704918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6886320881483">
            <text:p>1.2688632088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0">
            <text:p>210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375">
            <text:p>3.3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60714285714286">
            <text:p>0.0160714286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675625">
            <text:p>1.0567562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3.5">
            <text:p>13.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37704918032787">
            <text:p>0.0737704918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6886320881483">
            <text:p>1.2688632088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73845774856856">
            <text:p>9.738457748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10">
            <text:p>210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3.375">
            <text:p>3.3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60714285714286">
            <text:p>0.0160714286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5675625">
            <text:p>1.05675625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8">
            <text:p>1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1.5">
            <text:p>31.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67553191489362">
            <text:p>0.1675531915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4146135129018">
            <text:p>1.6414613513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7450760990976">
            <text:p>4.474507609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1">
            <text:p>111</text:p>
          </table:table-cell>
          <table:table-cell office:value-type="float" office:value="216">
            <text:p>216</text:p>
          </table:table-cell>
          <table:table-cell office:value-type="float" office:value="1.25">
            <text:p>1.25</text:p>
          </table:table-cell>
          <table:table-cell office:value-type="float" office:value="-1.5">
            <text:p>-1.5</text:p>
          </table:table-cell>
          <table:table-cell office:value-type="float" office:value="53.25">
            <text:p>53.25</text:p>
          </table:table-cell>
          <table:table-cell office:value-type="float" office:value="0.0178571428571429">
            <text:p>0.0178571429</text:p>
          </table:table-cell>
          <table:table-cell office:value-type="float" office:value="-0.0135135135135135">
            <text:p>-0.0135135135</text:p>
          </table:table-cell>
          <table:table-cell office:value-type="float" office:value="0.246527777777778">
            <text:p>0.2465277778</text:p>
          </table:table-cell>
          <table:table-cell office:value-type="float" office:value="1.063125">
            <text:p>1.063125</text:p>
          </table:table-cell>
          <table:table-cell office:value-type="float" office:value="0.953060628195763">
            <text:p>0.9530606282</text:p>
          </table:table-cell>
          <table:table-cell office:value-type="float" office:value="1.98196807484568">
            <text:p>1.9819680748</text:p>
          </table:table-cell>
          <table:table-cell table:number-columns-repeated="2" office:value-type="float" office:value="0">
            <text:p>0</text:p>
          </table:table-cell>
          <table:table-cell office:value-type="float" office:value="3.14549454460017">
            <text:p>3.145494544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93">
            <text:p>293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3">
            <text:p>73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9146757679181">
            <text:p>0.2491467577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9367890132675">
            <text:p>1.9936789013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1581823028923">
            <text:p>3.115818230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63">
            <text:p>363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">
            <text:p>51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0495867768595">
            <text:p>0.1404958678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3042415135578">
            <text:p>1.5304241514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27255915899641">
            <text:p>5.27255915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02">
            <text:p>402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8.375">
            <text:p>48.37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0335820895522">
            <text:p>0.1203358209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495575643239">
            <text:p>1.4495575643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10011836662386">
            <text:p>6.100118366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81">
            <text:p>581</text:p>
          </table:table-cell>
          <table:table-cell office:value-type="float" office:value="1.25">
            <text:p>1.25</text:p>
          </table:table-cell>
          <table:table-cell office:value-type="float" office:value="25.875">
            <text:p>25.875</text:p>
          </table:table-cell>
          <table:table-cell office:value-type="float" office:value="53.25">
            <text:p>53.25</text:p>
          </table:table-cell>
          <table:table-cell office:value-type="float" office:value="0.0178571428571429">
            <text:p>0.0178571429</text:p>
          </table:table-cell>
          <table:table-cell office:value-type="float" office:value="0.207">
            <text:p>0.207</text:p>
          </table:table-cell>
          <table:table-cell office:value-type="float" office:value="0.0916523235800344">
            <text:p>0.0916523236</text:p>
          </table:table-cell>
          <table:table-cell office:value-type="float" office:value="1.063125">
            <text:p>1.063125</text:p>
          </table:table-cell>
          <table:table-cell office:value-type="float" office:value="1.80848404">
            <text:p>1.80848404</text:p>
          </table:table-cell>
          <table:table-cell office:value-type="float" office:value="1.33724742342865">
            <text:p>1.3372474234</text:p>
          </table:table-cell>
          <table:table-cell office:value-type="float" office:value="0">
            <text:p>0</text:p>
          </table:table-cell>
          <table:table-cell office:value-type="float" office:value="3.68424982630459">
            <text:p>3.6842498263</text:p>
          </table:table-cell>
          <table:table-cell office:value-type="float" office:value="7.90429788127527">
            <text:p>7.904297881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4">
            <text:p>164</text:p>
          </table:table-cell>
          <table:table-cell office:value-type="float" office:value="761">
            <text:p>761</text:p>
          </table:table-cell>
          <table:table-cell office:value-type="float" office:value="2.5">
            <text:p>2.5</text:p>
          </table:table-cell>
          <table:table-cell office:value-type="float" office:value="27.125">
            <text:p>27.125</text:p>
          </table:table-cell>
          <table:table-cell office:value-type="float" office:value="33.125">
            <text:p>33.125</text:p>
          </table:table-cell>
          <table:table-cell office:value-type="float" office:value="0.03125">
            <text:p>0.03125</text:p>
          </table:table-cell>
          <table:table-cell office:value-type="float" office:value="0.165396341463415">
            <text:p>0.1653963415</text:p>
          </table:table-cell>
          <table:table-cell office:value-type="float" office:value="0.0435282522996058">
            <text:p>0.0435282523</text:p>
          </table:table-cell>
          <table:table-cell office:value-type="float" office:value="1.1112890625">
            <text:p>1.1112890625</text:p>
          </table:table-cell>
          <table:table-cell office:value-type="float" office:value="1.63250485667014">
            <text:p>1.6325048567</text:p>
          </table:table-cell>
          <table:table-cell office:value-type="float" office:value="1.15606251219521">
            <text:p>1.1560625122</text:p>
          </table:table-cell>
          <table:table-cell office:value-type="float" office:value="22.5255059555446">
            <text:p>22.5255059555</text:p>
          </table:table-cell>
          <table:table-cell office:value-type="float" office:value="4.52856122653537">
            <text:p>4.5285612265</text:p>
          </table:table-cell>
          <table:table-cell office:value-type="float" office:value="16.2681881624918">
            <text:p>16.268188162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125">
            <text:p>41.125</text:p>
          </table:table-cell>
          <table:table-cell office:value-type="float" office:value="96.375">
            <text:p>96.375</text:p>
          </table:table-cell>
          <table:table-cell office:value-type="float" office:value="0.112847222222222">
            <text:p>0.1128472222</text:p>
          </table:table-cell>
          <table:table-cell office:value-type="float" office:value="0.205625">
            <text:p>0.205625</text:p>
          </table:table-cell>
          <table:table-cell office:value-type="float" office:value="0.168193717277487">
            <text:p>0.1681937173</text:p>
          </table:table-cell>
          <table:table-cell office:value-type="float" office:value="1.41992488908179">
            <text:p>1.4199248891</text:p>
          </table:table-cell>
          <table:table-cell office:value-type="float" office:value="1.802559515625">
            <text:p>1.8025595156</text:p>
          </table:table-cell>
          <table:table-cell office:value-type="float" office:value="1.64412469847318">
            <text:p>1.6441246985</text:p>
          </table:table-cell>
          <table:table-cell office:value-type="float" office:value="6.48274912163615">
            <text:p>6.4827491216</text:p>
          </table:table-cell>
          <table:table-cell office:value-type="float" office:value="3.70670698376348">
            <text:p>3.7067069838</text:p>
          </table:table-cell>
          <table:table-cell office:value-type="float" office:value="4.45872165004601">
            <text:p>4.4587216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102">
            <text:p>1102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6.75">
            <text:p>96.7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77949183303085">
            <text:p>0.0877949183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2238979161795">
            <text:p>1.322389791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23678507904195">
            <text:p>8.23678507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320">
            <text:p>1320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09.25">
            <text:p>10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27651515151515">
            <text:p>0.0827651515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0310416810147">
            <text:p>1.303104168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71684846528855">
            <text:p>8.716848465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3">
            <text:p>353</text:p>
          </table:table-cell>
          <table:table-cell office:value-type="float" office:value="1086">
            <text:p>1086</text:p>
          </table:table-cell>
          <table:table-cell office:value-type="float" office:value="31">
            <text:p>31</text:p>
          </table:table-cell>
          <table:table-cell office:value-type="float" office:value="123.25">
            <text:p>123.25</text:p>
          </table:table-cell>
          <table:table-cell office:value-type="float" office:value="109.125">
            <text:p>109.125</text:p>
          </table:table-cell>
          <table:table-cell office:value-type="float" office:value="0.254098360655738">
            <text:p>0.2540983607</text:p>
          </table:table-cell>
          <table:table-cell office:value-type="float" office:value="0.349150141643059">
            <text:p>0.3491501416</text:p>
          </table:table-cell>
          <table:table-cell office:value-type="float" office:value="0.100483425414365">
            <text:p>0.1004834254</text:p>
          </table:table-cell>
          <table:table-cell office:value-type="float" office:value="2.01589357699543">
            <text:p>2.015893577</text:p>
          </table:table-cell>
          <table:table-cell office:value-type="float" office:value="2.46096090571307">
            <text:p>2.4609609057</text:p>
          </table:table-cell>
          <table:table-cell office:value-type="float" office:value="1.37148194976496">
            <text:p>1.3714819498</text:p>
          </table:table-cell>
          <table:table-cell office:value-type="float" office:value="3.06137594859294">
            <text:p>3.0613759486</text:p>
          </table:table-cell>
          <table:table-cell office:value-type="float" office:value="2.3145420572337">
            <text:p>2.3145420572</text:p>
          </table:table-cell>
          <table:table-cell office:value-type="float" office:value="7.23916824223299">
            <text:p>7.239168242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1037">
            <text:p>1037</text:p>
          </table:table-cell>
          <table:table-cell office:value-type="float" office:value="34.75">
            <text:p>34.75</text:p>
          </table:table-cell>
          <table:table-cell office:value-type="float" office:value="56.125">
            <text:p>56.125</text:p>
          </table:table-cell>
          <table:table-cell office:value-type="float" office:value="84.5">
            <text:p>84.5</text:p>
          </table:table-cell>
          <table:table-cell office:value-type="float" office:value="0.224193548387097">
            <text:p>0.2241935484</text:p>
          </table:table-cell>
          <table:table-cell office:value-type="float" office:value="0.155902777777778">
            <text:p>0.1559027778</text:p>
          </table:table-cell>
          <table:table-cell office:value-type="float" office:value="0.0814850530376085">
            <text:p>0.081485053</text:p>
          </table:table-cell>
          <table:table-cell office:value-type="float" office:value="1.8831924037461">
            <text:p>1.8831924037</text:p>
          </table:table-cell>
          <table:table-cell office:value-type="float" office:value="1.59329884741512">
            <text:p>1.5932988474</text:p>
          </table:table-cell>
          <table:table-cell office:value-type="float" office:value="1.29821172081397">
            <text:p>1.2982117208</text:p>
          </table:table-cell>
          <table:table-cell office:value-type="float" office:value="3.42663289257146">
            <text:p>3.4266328926</text:p>
          </table:table-cell>
          <table:table-cell office:value-type="float" office:value="4.78422982794292">
            <text:p>4.7842298279</text:p>
          </table:table-cell>
          <table:table-cell office:value-type="float" office:value="8.84848268416485">
            <text:p>8.848482684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136">
            <text:p>1136</text:p>
          </table:table-cell>
          <table:table-cell office:value-type="float" office:value="35">
            <text:p>35</text:p>
          </table:table-cell>
          <table:table-cell office:value-type="float" office:value="81.25">
            <text:p>81.25</text:p>
          </table:table-cell>
          <table:table-cell office:value-type="float" office:value="101.5">
            <text:p>101.5</text:p>
          </table:table-cell>
          <table:table-cell office:value-type="float" office:value="0.196629213483146">
            <text:p>0.1966292135</text:p>
          </table:table-cell>
          <table:table-cell office:value-type="float" office:value="0.188953488372093">
            <text:p>0.1889534884</text:p>
          </table:table-cell>
          <table:table-cell office:value-type="float" office:value="0.0893485915492958">
            <text:p>0.0893485915</text:p>
          </table:table-cell>
          <table:table-cell office:value-type="float" office:value="1.76398182047721">
            <text:p>1.7639818205</text:p>
          </table:table-cell>
          <table:table-cell office:value-type="float" office:value="1.73131591400757">
            <text:p>1.731315914</text:p>
          </table:table-cell>
          <table:table-cell office:value-type="float" office:value="1.32836708521375">
            <text:p>1.3283670852</text:p>
          </table:table-cell>
          <table:table-cell office:value-type="float" office:value="3.86135884870175">
            <text:p>3.8613588487</text:p>
          </table:table-cell>
          <table:table-cell office:value-type="float" office:value="4.004929615966">
            <text:p>4.004929616</text:p>
          </table:table-cell>
          <table:table-cell office:value-type="float" office:value="8.09941609825386">
            <text:p>8.099416098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77">
            <text:p>477</text:p>
          </table:table-cell>
          <table:table-cell office:value-type="float" office:value="1357">
            <text:p>1357</text:p>
          </table:table-cell>
          <table:table-cell office:value-type="float" office:value="37.875">
            <text:p>37.875</text:p>
          </table:table-cell>
          <table:table-cell office:value-type="float" office:value="88.75">
            <text:p>88.75</text:p>
          </table:table-cell>
          <table:table-cell office:value-type="float" office:value="51.75">
            <text:p>51.75</text:p>
          </table:table-cell>
          <table:table-cell office:value-type="float" office:value="0.150297619047619">
            <text:p>0.150297619</text:p>
          </table:table-cell>
          <table:table-cell office:value-type="float" office:value="0.186058700209644">
            <text:p>0.1860587002</text:p>
          </table:table-cell>
          <table:table-cell office:value-type="float" office:value="0.038135593220339">
            <text:p>0.0381355932</text:p>
          </table:table-cell>
          <table:table-cell office:value-type="float" office:value="1.57031684027778">
            <text:p>1.5703168403</text:p>
          </table:table-cell>
          <table:table-cell office:value-type="float" office:value="1.71905641698421">
            <text:p>1.719056417</text:p>
          </table:table-cell>
          <table:table-cell office:value-type="float" office:value="1.13632505027291">
            <text:p>1.1363250503</text:p>
          </table:table-cell>
          <table:table-cell office:value-type="float" office:value="4.95031906453277">
            <text:p>4.9503190645</text:p>
          </table:table-cell>
          <table:table-cell office:value-type="float" office:value="4.06214408966274">
            <text:p>4.0621440897</text:p>
          </table:table-cell>
          <table:table-cell office:value-type="float" office:value="18.520271208142">
            <text:p>18.520271208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408">
            <text:p>1408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9.25">
            <text:p>99.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704900568181818">
            <text:p>0.0704900568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5645414115969">
            <text:p>1.2564541412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1759010943608">
            <text:p>10.175901094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719">
            <text:p>719</text:p>
          </table:table-cell>
          <table:table-cell office:value-type="float" office:value="1731">
            <text:p>1731</text:p>
          </table:table-cell>
          <table:table-cell office:value-type="float" office:value="72">
            <text:p>72</text:p>
          </table:table-cell>
          <table:table-cell office:value-type="float" office:value="55.5">
            <text:p>55.5</text:p>
          </table:table-cell>
          <table:table-cell office:value-type="float" office:value="137.5">
            <text:p>137.5</text:p>
          </table:table-cell>
          <table:table-cell office:value-type="float" office:value="0.216867469879518">
            <text:p>0.2168674699</text:p>
          </table:table-cell>
          <table:table-cell office:value-type="float" office:value="0.0771905424200278">
            <text:p>0.0771905424</text:p>
          </table:table-cell>
          <table:table-cell office:value-type="float" office:value="0.0794338532640092">
            <text:p>0.0794338533</text:p>
          </table:table-cell>
          <table:table-cell office:value-type="float" office:value="1.85121788358252">
            <text:p>1.8512178836</text:p>
          </table:table-cell>
          <table:table-cell office:value-type="float" office:value="1.28184532295473">
            <text:p>1.281845323</text:p>
          </table:table-cell>
          <table:table-cell office:value-type="float" office:value="1.29038557103099">
            <text:p>1.290385571</text:p>
          </table:table-cell>
          <table:table-cell office:value-type="float" office:value="3.53142195721227">
            <text:p>3.5314219572</text:p>
          </table:table-cell>
          <table:table-cell office:value-type="float" office:value="9.32196949887727">
            <text:p>9.3219694989</text:p>
          </table:table-cell>
          <table:table-cell office:value-type="float" office:value="9.06825173303661">
            <text:p>9.06825173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99">
            <text:p>699</text:p>
          </table:table-cell>
          <table:table-cell office:value-type="float" office:value="1574">
            <text:p>1574</text:p>
          </table:table-cell>
          <table:table-cell office:value-type="float" office:value="63.625">
            <text:p>63.625</text:p>
          </table:table-cell>
          <table:table-cell office:value-type="float" office:value="115.5">
            <text:p>115.5</text:p>
          </table:table-cell>
          <table:table-cell office:value-type="float" office:value="181.25">
            <text:p>181.25</text:p>
          </table:table-cell>
          <table:table-cell office:value-type="float" office:value="0.182830459770115">
            <text:p>0.1828304598</text:p>
          </table:table-cell>
          <table:table-cell office:value-type="float" office:value="0.165236051502146">
            <text:p>0.1652360515</text:p>
          </table:table-cell>
          <table:table-cell office:value-type="float" office:value="0.115152477763659">
            <text:p>0.1151524778</text:p>
          </table:table-cell>
          <table:table-cell office:value-type="float" office:value="1.70542348415412">
            <text:p>1.7054234842</text:p>
          </table:table-cell>
          <table:table-cell office:value-type="float" office:value="1.63183996758091">
            <text:p>1.6318399676</text:p>
          </table:table-cell>
          <table:table-cell office:value-type="float" office:value="1.42902345471762">
            <text:p>1.4290234547</text:p>
          </table:table-cell>
          <table:table-cell office:value-type="float" office:value="4.1280811354448">
            <text:p>4.1280811354</text:p>
          </table:table-cell>
          <table:table-cell office:value-type="float" office:value="4.53263454183872">
            <text:p>4.5326345418</text:p>
          </table:table-cell>
          <table:table-cell office:value-type="float" office:value="6.35966498332802">
            <text:p>6.359664983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6">
            <text:p>816</text:p>
          </table:table-cell>
          <table:table-cell office:value-type="float" office:value="2083">
            <text:p>2083</text:p>
          </table:table-cell>
          <table:table-cell office:value-type="float" office:value="13.75">
            <text:p>13.75</text:p>
          </table:table-cell>
          <table:table-cell office:value-type="float" office:value="79.25">
            <text:p>79.25</text:p>
          </table:table-cell>
          <table:table-cell office:value-type="float" office:value="164.75">
            <text:p>164.75</text:p>
          </table:table-cell>
          <table:table-cell office:value-type="float" office:value="0.0376712328767123">
            <text:p>0.0376712329</text:p>
          </table:table-cell>
          <table:table-cell office:value-type="float" office:value="0.0971200980392157">
            <text:p>0.097120098</text:p>
          </table:table-cell>
          <table:table-cell office:value-type="float" office:value="0.079092654824772">
            <text:p>0.0790926548</text:p>
          </table:table-cell>
          <table:table-cell office:value-type="float" office:value="1.13463079376994">
            <text:p>1.1346307938</text:p>
          </table:table-cell>
          <table:table-cell office:value-type="float" office:value="1.35840767748582">
            <text:p>1.3584076775</text:p>
          </table:table-cell>
          <table:table-cell office:value-type="float" office:value="1.28908536205927">
            <text:p>1.2890853621</text:p>
          </table:table-cell>
          <table:table-cell office:value-type="float" office:value="18.7443446228369">
            <text:p>18.7443446228</text:p>
          </table:table-cell>
          <table:table-cell office:value-type="float" office:value="7.47823116732086">
            <text:p>7.4782311673</text:p>
          </table:table-cell>
          <table:table-cell office:value-type="float" office:value="9.10591355084862">
            <text:p>9.105913550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32">
            <text:p>832</text:p>
          </table:table-cell>
          <table:table-cell office:value-type="float" office:value="2312">
            <text:p>2312</text:p>
          </table:table-cell>
          <table:table-cell office:value-type="float" office:value="50.5">
            <text:p>50.5</text:p>
          </table:table-cell>
          <table:table-cell office:value-type="float" office:value="317.75">
            <text:p>317.75</text:p>
          </table:table-cell>
          <table:table-cell office:value-type="float" office:value="190.25">
            <text:p>190.25</text:p>
          </table:table-cell>
          <table:table-cell office:value-type="float" office:value="0.14766081871345">
            <text:p>0.1476608187</text:p>
          </table:table-cell>
          <table:table-cell office:value-type="float" office:value="0.381911057692308">
            <text:p>0.3819110577</text:p>
          </table:table-cell>
          <table:table-cell office:value-type="float" office:value="0.082288062283737">
            <text:p>0.0822880623</text:p>
          </table:table-cell>
          <table:table-cell office:value-type="float" office:value="1.559548151568">
            <text:p>1.5595481516</text:p>
          </table:table-cell>
          <table:table-cell office:value-type="float" office:value="2.62256657165889">
            <text:p>2.6225665717</text:p>
          </table:table-cell>
          <table:table-cell office:value-type="float" office:value="1.30128001537413">
            <text:p>1.3012800154</text:p>
          </table:table-cell>
          <table:table-cell office:value-type="float" office:value="5.03280561634357">
            <text:p>5.0328056163</text:p>
          </table:table-cell>
          <table:table-cell office:value-type="float" office:value="2.14286587853073">
            <text:p>2.1428658785</text:p>
          </table:table-cell>
          <table:table-cell office:value-type="float" office:value="8.76542967068337">
            <text:p>8.765429670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36">
            <text:p>1036</text:p>
          </table:table-cell>
          <table:table-cell office:value-type="float" office:value="2228">
            <text:p>2228</text:p>
          </table:table-cell>
          <table:table-cell office:value-type="float" office:value="75.375">
            <text:p>75.375</text:p>
          </table:table-cell>
          <table:table-cell office:value-type="float" office:value="79.5">
            <text:p>79.5</text:p>
          </table:table-cell>
          <table:table-cell office:value-type="float" office:value="66.25">
            <text:p>66.25</text:p>
          </table:table-cell>
          <table:table-cell office:value-type="float" office:value="0.229801829268293">
            <text:p>0.2298018293</text:p>
          </table:table-cell>
          <table:table-cell office:value-type="float" office:value="0.0767374517374517">
            <text:p>0.0767374517</text:p>
          </table:table-cell>
          <table:table-cell office:value-type="float" office:value="0.0297351885098743">
            <text:p>0.0297351885</text:p>
          </table:table-cell>
          <table:table-cell office:value-type="float" office:value="1.90781180867973">
            <text:p>1.9078118087</text:p>
          </table:table-cell>
          <table:table-cell office:value-type="float" office:value="1.28012280861943">
            <text:p>1.2801228086</text:p>
          </table:table-cell>
          <table:table-cell office:value-type="float" office:value="1.10580615539857">
            <text:p>1.1058061554</text:p>
          </table:table-cell>
          <table:table-cell office:value-type="float" office:value="3.35091606049582">
            <text:p>3.3509160605</text:p>
          </table:table-cell>
          <table:table-cell office:value-type="float" office:value="9.37501372054469">
            <text:p>9.3750137205</text:p>
          </table:table-cell>
          <table:table-cell office:value-type="float" office:value="23.6555515483507">
            <text:p>23.6555515484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122">
            <text:p>1122</text:p>
          </table:table-cell>
          <table:table-cell office:value-type="float" office:value="2679">
            <text:p>2679</text:p>
          </table:table-cell>
          <table:table-cell office:value-type="float" office:value="93.25">
            <text:p>93.25</text:p>
          </table:table-cell>
          <table:table-cell office:value-type="float" office:value="180.875">
            <text:p>180.875</text:p>
          </table:table-cell>
          <table:table-cell office:value-type="float" office:value="90.75">
            <text:p>90.75</text:p>
          </table:table-cell>
          <table:table-cell office:value-type="float" office:value="0.259027777777778">
            <text:p>0.2590277778</text:p>
          </table:table-cell>
          <table:table-cell office:value-type="float" office:value="0.161207664884135">
            <text:p>0.1612076649</text:p>
          </table:table-cell>
          <table:table-cell office:value-type="float" office:value="0.0338745800671892">
            <text:p>0.0338745801</text:p>
          </table:table-cell>
          <table:table-cell office:value-type="float" office:value="2.03810418595679">
            <text:p>2.038104186</text:p>
          </table:table-cell>
          <table:table-cell office:value-type="float" office:value="1.61516313308057">
            <text:p>1.6151631331</text:p>
          </table:table-cell>
          <table:table-cell office:value-type="float" office:value="1.12081010509763">
            <text:p>1.1208101051</text:p>
          </table:table-cell>
          <table:table-cell office:value-type="float" office:value="3.00923733474437">
            <text:p>3.0092373347</text:p>
          </table:table-cell>
          <table:table-cell office:value-type="float" office:value="4.63765965076867">
            <text:p>4.6376596508</text:p>
          </table:table-cell>
          <table:table-cell office:value-type="float" office:value="20.8068124134795">
            <text:p>20.8068124135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42">
            <text:p>1142</text:p>
          </table:table-cell>
          <table:table-cell office:value-type="float" office:value="2858">
            <text:p>2858</text:p>
          </table:table-cell>
          <table:table-cell office:value-type="float" office:value="119.625">
            <text:p>119.625</text:p>
          </table:table-cell>
          <table:table-cell office:value-type="float" office:value="23.875">
            <text:p>23.875</text:p>
          </table:table-cell>
          <table:table-cell office:value-type="float" office:value="183.375">
            <text:p>183.375</text:p>
          </table:table-cell>
          <table:table-cell office:value-type="float" office:value="0.321572580645161">
            <text:p>0.3215725806</text:p>
          </table:table-cell>
          <table:table-cell office:value-type="float" office:value="0.0209063047285464">
            <text:p>0.0209063047</text:p>
          </table:table-cell>
          <table:table-cell office:value-type="float" office:value="0.0641620013995801">
            <text:p>0.0641620014</text:p>
          </table:table-cell>
          <table:table-cell office:value-type="float" office:value="2.32818552451873">
            <text:p>2.3281855245</text:p>
          </table:table-cell>
          <table:table-cell office:value-type="float" office:value="1.07402873076162">
            <text:p>1.0740287308</text:p>
          </table:table-cell>
          <table:table-cell office:value-type="float" office:value="1.23263585924879">
            <text:p>1.2326358592</text:p>
          </table:table-cell>
          <table:table-cell office:value-type="float" office:value="2.48598118025359">
            <text:p>2.4859811803</text:p>
          </table:table-cell>
          <table:table-cell office:value-type="float" office:value="33.5003137495619">
            <text:p>33.5003137496</text:p>
          </table:table-cell>
          <table:table-cell office:value-type="float" office:value="11.1460608889219">
            <text:p>11.146060888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47">
            <text:p>647</text:p>
          </table:table-cell>
          <table:table-cell office:value-type="float" office:value="1338">
            <text:p>1338</text:p>
          </table:table-cell>
          <table:table-cell office:value-type="float" office:value="3150">
            <text:p>3150</text:p>
          </table:table-cell>
          <table:table-cell office:value-type="float" office:value="63">
            <text:p>63</text:p>
          </table:table-cell>
          <table:table-cell office:value-type="float" office:value="106.75">
            <text:p>106.75</text:p>
          </table:table-cell>
          <table:table-cell office:value-type="float" office:value="241.875">
            <text:p>241.875</text:p>
          </table:table-cell>
          <table:table-cell office:value-type="float" office:value="0.0973724884080371">
            <text:p>0.0973724884</text:p>
          </table:table-cell>
          <table:table-cell office:value-type="float" office:value="0.0797832585949178">
            <text:p>0.0797832586</text:p>
          </table:table-cell>
          <table:table-cell office:value-type="float" office:value="0.0767857142857143">
            <text:p>0.0767857143</text:p>
          </table:table-cell>
          <table:table-cell office:value-type="float" office:value="1.35938725636573">
            <text:p>1.3593872564</text:p>
          </table:table-cell>
          <table:table-cell office:value-type="float" office:value="1.29171752705218">
            <text:p>1.2917175271</text:p>
          </table:table-cell>
          <table:table-cell office:value-type="float" office:value="1.28030625">
            <text:p>1.28030625</text:p>
          </table:table-cell>
          <table:table-cell office:value-type="float" office:value="7.45971869027426">
            <text:p>7.4597186903</text:p>
          </table:table-cell>
          <table:table-cell office:value-type="float" office:value="9.03001771666629">
            <text:p>9.0300177167</text:p>
          </table:table-cell>
          <table:table-cell office:value-type="float" office:value="9.36933375295936">
            <text:p>9.36933375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59">
            <text:p>759</text:p>
          </table:table-cell>
          <table:table-cell office:value-type="float" office:value="1405">
            <text:p>1405</text:p>
          </table:table-cell>
          <table:table-cell office:value-type="float" office:value="3203">
            <text:p>3203</text:p>
          </table:table-cell>
          <table:table-cell office:value-type="float" office:value="90.875">
            <text:p>90.875</text:p>
          </table:table-cell>
          <table:table-cell office:value-type="float" office:value="128.5">
            <text:p>128.5</text:p>
          </table:table-cell>
          <table:table-cell office:value-type="float" office:value="139.375">
            <text:p>139.375</text:p>
          </table:table-cell>
          <table:table-cell office:value-type="float" office:value="0.119729907773386">
            <text:p>0.1197299078</text:p>
          </table:table-cell>
          <table:table-cell office:value-type="float" office:value="0.0914590747330961">
            <text:p>0.0914590747</text:p>
          </table:table-cell>
          <table:table-cell office:value-type="float" office:value="0.0435138932251015">
            <text:p>0.0435138932</text:p>
          </table:table-cell>
          <table:table-cell office:value-type="float" office:value="1.44715176880508">
            <text:p>1.4471517688</text:p>
          </table:table-cell>
          <table:table-cell office:value-type="float" office:value="1.33650169577386">
            <text:p>1.3365016958</text:p>
          </table:table-cell>
          <table:table-cell office:value-type="float" office:value="1.15600980573892">
            <text:p>1.1560098057</text:p>
          </table:table-cell>
          <table:table-cell office:value-type="float" office:value="6.12929957366703">
            <text:p>6.1292995737</text:p>
          </table:table-cell>
          <table:table-cell office:value-type="float" office:value="7.92028793116031">
            <text:p>7.9202879312</text:p>
          </table:table-cell>
          <table:table-cell office:value-type="float" office:value="16.2734437154588">
            <text:p>16.273443715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98">
            <text:p>798</text:p>
          </table:table-cell>
          <table:table-cell office:value-type="float" office:value="1555">
            <text:p>1555</text:p>
          </table:table-cell>
          <table:table-cell office:value-type="float" office:value="3722">
            <text:p>3722</text:p>
          </table:table-cell>
          <table:table-cell office:value-type="float" office:value="24">
            <text:p>24</text:p>
          </table:table-cell>
          <table:table-cell office:value-type="float" office:value="113">
            <text:p>113</text:p>
          </table:table-cell>
          <table:table-cell office:value-type="float" office:value="149.75">
            <text:p>149.75</text:p>
          </table:table-cell>
          <table:table-cell office:value-type="float" office:value="0.0300751879699248">
            <text:p>0.030075188</text:p>
          </table:table-cell>
          <table:table-cell office:value-type="float" office:value="0.0726688102893891">
            <text:p>0.0726688103</text:p>
          </table:table-cell>
          <table:table-cell office:value-type="float" office:value="0.0402337452982268">
            <text:p>0.0402337453</text:p>
          </table:table-cell>
          <table:table-cell office:value-type="float" office:value="1.10703601108033">
            <text:p>1.1070360111</text:p>
          </table:table-cell>
          <table:table-cell office:value-type="float" office:value="1.26469111775106">
            <text:p>1.2646911178</text:p>
          </table:table-cell>
          <table:table-cell office:value-type="float" office:value="1.14399086689481">
            <text:p>1.1439908669</text:p>
          </table:table-cell>
          <table:table-cell office:value-type="float" office:value="23.3920057691981">
            <text:p>23.3920057692</text:p>
          </table:table-cell>
          <table:table-cell office:value-type="float" office:value="9.88096320364667">
            <text:p>9.8809632036</text:p>
          </table:table-cell>
          <table:table-cell office:value-type="float" office:value="17.572300573829">
            <text:p>17.572300573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float" office:value="1680">
            <text:p>1680</text:p>
          </table:table-cell>
          <table:table-cell office:value-type="float" office:value="3706">
            <text:p>3706</text:p>
          </table:table-cell>
          <table:table-cell office:value-type="float" office:value="42">
            <text:p>42</text:p>
          </table:table-cell>
          <table:table-cell office:value-type="float" office:value="139.25">
            <text:p>139.25</text:p>
          </table:table-cell>
          <table:table-cell office:value-type="float" office:value="314.375">
            <text:p>314.375</text:p>
          </table:table-cell>
          <table:table-cell office:value-type="float" office:value="0.0495283018867925">
            <text:p>0.0495283019</text:p>
          </table:table-cell>
          <table:table-cell office:value-type="float" office:value="0.0828869047619048">
            <text:p>0.0828869048</text:p>
          </table:table-cell>
          <table:table-cell office:value-type="float" office:value="0.0848286562331355">
            <text:p>0.0848286562</text:p>
          </table:table-cell>
          <table:table-cell office:value-type="float" office:value="1.17815703987184">
            <text:p>1.1781570399</text:p>
          </table:table-cell>
          <table:table-cell office:value-type="float" office:value="1.30356983506944">
            <text:p>1.3035698351</text:p>
          </table:table-cell>
          <table:table-cell office:value-type="float" office:value="1.31100426261588">
            <text:p>1.3110042626</text:p>
          </table:table-cell>
          <table:table-cell office:value-type="float" office:value="14.3387530689587">
            <text:p>14.338753069</text:p>
          </table:table-cell>
          <table:table-cell office:value-type="float" office:value="8.70454006168192">
            <text:p>8.7045400617</text:p>
          </table:table-cell>
          <table:table-cell office:value-type="float" office:value="8.51301516621877">
            <text:p>8.513015166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64">
            <text:p>864</text:p>
          </table:table-cell>
          <table:table-cell office:value-type="float" office:value="1750">
            <text:p>1750</text:p>
          </table:table-cell>
          <table:table-cell office:value-type="float" office:value="4003">
            <text:p>4003</text:p>
          </table:table-cell>
          <table:table-cell office:value-type="float" office:value="85.125">
            <text:p>85.125</text:p>
          </table:table-cell>
          <table:table-cell office:value-type="float" office:value="96.375">
            <text:p>96.375</text:p>
          </table:table-cell>
          <table:table-cell office:value-type="float" office:value="132.25">
            <text:p>132.25</text:p>
          </table:table-cell>
          <table:table-cell office:value-type="float" office:value="0.0985243055555556">
            <text:p>0.0985243056</text:p>
          </table:table-cell>
          <table:table-cell office:value-type="float" office:value="0.0550714285714286">
            <text:p>0.0550714286</text:p>
          </table:table-cell>
          <table:table-cell office:value-type="float" office:value="0.0330377217087185">
            <text:p>0.0330377217</text:p>
          </table:table-cell>
          <table:table-cell office:value-type="float" office:value="1.36386086546345">
            <text:p>1.3638608655</text:p>
          </table:table-cell>
          <table:table-cell office:value-type="float" office:value="1.19869441">
            <text:p>1.19869441</text:p>
          </table:table-cell>
          <table:table-cell office:value-type="float" office:value="1.11777134844969">
            <text:p>1.1177713484</text:p>
          </table:table-cell>
          <table:table-cell office:value-type="float" office:value="7.37643780655865">
            <text:p>7.3764378066</text:p>
          </table:table-cell>
          <table:table-cell office:value-type="float" office:value="12.929807318866">
            <text:p>12.9298073189</text:p>
          </table:table-cell>
          <table:table-cell office:value-type="float" office:value="21.3251737445833">
            <text:p>21.325173744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870">
            <text:p>870</text:p>
          </table:table-cell>
          <table:table-cell office:value-type="float" office:value="1816">
            <text:p>1816</text:p>
          </table:table-cell>
          <table:table-cell office:value-type="float" office:value="4859">
            <text:p>4859</text:p>
          </table:table-cell>
          <table:table-cell office:value-type="float" office:value="29.875">
            <text:p>29.875</text:p>
          </table:table-cell>
          <table:table-cell office:value-type="float" office:value="159.75">
            <text:p>159.75</text:p>
          </table:table-cell>
          <table:table-cell office:value-type="float" office:value="86.875">
            <text:p>86.875</text:p>
          </table:table-cell>
          <table:table-cell office:value-type="float" office:value="0.0343390804597701">
            <text:p>0.0343390805</text:p>
          </table:table-cell>
          <table:table-cell office:value-type="float" office:value="0.0879680616740088">
            <text:p>0.0879680617</text:p>
          </table:table-cell>
          <table:table-cell office:value-type="float" office:value="0.0178791932496398">
            <text:p>0.0178791932</text:p>
          </table:table-cell>
          <table:table-cell office:value-type="float" office:value="1.12249795960497">
            <text:p>1.1224979596</text:p>
          </table:table-cell>
          <table:table-cell office:value-type="float" office:value="1.32305544041341">
            <text:p>1.3230554404</text:p>
          </table:table-cell>
          <table:table-cell office:value-type="float" office:value="1.06320372085421">
            <text:p>1.0632037209</text:p>
          </table:table-cell>
          <table:table-cell office:value-type="float" office:value="20.5299973810871">
            <text:p>20.5299973811</text:p>
          </table:table-cell>
          <table:table-cell office:value-type="float" office:value="8.22123639555411">
            <text:p>8.22123639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42">
            <text:p>942</text:p>
          </table:table-cell>
          <table:table-cell office:value-type="float" office:value="1888">
            <text:p>1888</text:p>
          </table:table-cell>
          <table:table-cell office:value-type="float" office:value="3700">
            <text:p>3700</text:p>
          </table:table-cell>
          <table:table-cell office:value-type="float" office:value="30.875">
            <text:p>30.875</text:p>
          </table:table-cell>
          <table:table-cell office:value-type="float" office:value="120.25">
            <text:p>120.25</text:p>
          </table:table-cell>
          <table:table-cell office:value-type="float" office:value="177.375">
            <text:p>177.375</text:p>
          </table:table-cell>
          <table:table-cell office:value-type="float" office:value="0.032776008492569">
            <text:p>0.0327760085</text:p>
          </table:table-cell>
          <table:table-cell office:value-type="float" office:value="0.0636917372881356">
            <text:p>0.0636917373</text:p>
          </table:table-cell>
          <table:table-cell office:value-type="float" office:value="0.0479391891891892">
            <text:p>0.0479391892</text:p>
          </table:table-cell>
          <table:table-cell office:value-type="float" office:value="1.11682159252009">
            <text:p>1.1168215925</text:p>
          </table:table-cell>
          <table:table-cell office:value-type="float" office:value="1.23087208981009">
            <text:p>1.2308720898</text:p>
          </table:table-cell>
          <table:table-cell office:value-type="float" office:value="1.17229156724799">
            <text:p>1.1722915672</text:p>
          </table:table-cell>
          <table:table-cell office:value-type="float" office:value="21.4927154372219">
            <text:p>21.4927154372</text:p>
          </table:table-cell>
          <table:table-cell office:value-type="float" office:value="11.2258503006562">
            <text:p>11.2258503007</text:p>
          </table:table-cell>
          <table:table-cell office:value-type="float" office:value="14.8027530434918">
            <text:p>14.802753043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1214">
            <text:p>1214</text:p>
          </table:table-cell>
          <table:table-cell office:value-type="float" office:value="2272">
            <text:p>2272</text:p>
          </table:table-cell>
          <table:table-cell office:value-type="float" office:value="4241">
            <text:p>4241</text:p>
          </table:table-cell>
          <table:table-cell office:value-type="float" office:value="115.625">
            <text:p>115.625</text:p>
          </table:table-cell>
          <table:table-cell office:value-type="float" office:value="110.125">
            <text:p>110.125</text:p>
          </table:table-cell>
          <table:table-cell office:value-type="float" office:value="304.25">
            <text:p>304.25</text:p>
          </table:table-cell>
          <table:table-cell office:value-type="float" office:value="0.0952429983525535">
            <text:p>0.0952429984</text:p>
          </table:table-cell>
          <table:table-cell office:value-type="float" office:value="0.0484705105633803">
            <text:p>0.0484705106</text:p>
          </table:table-cell>
          <table:table-cell office:value-type="float" office:value="0.0717401556236737">
            <text:p>0.0717401556</text:p>
          </table:table-cell>
          <table:table-cell office:value-type="float" office:value="1.3511301025549">
            <text:p>1.3511301026</text:p>
          </table:table-cell>
          <table:table-cell office:value-type="float" office:value="1.17425159214461">
            <text:p>1.1742515921</text:p>
          </table:table-cell>
          <table:table-cell office:value-type="float" office:value="1.26117797854352">
            <text:p>1.2611779785</text:p>
          </table:table-cell>
          <table:table-cell office:value-type="float" office:value="7.61899004221179">
            <text:p>7.6189900422</text:p>
          </table:table-cell>
          <table:table-cell office:value-type="float" office:value="14.6442291680391">
            <text:p>14.644229168</text:p>
          </table:table-cell>
          <table:table-cell office:value-type="float" office:value="10.0044854644904">
            <text:p>10.0044854645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8">
            <text:p>28</text:p>
          </table:table-cell>
          <table:table-cell office:value-type="float" office:value="1170">
            <text:p>1170</text:p>
          </table:table-cell>
          <table:table-cell office:value-type="float" office:value="2252">
            <text:p>2252</text:p>
          </table:table-cell>
          <table:table-cell office:value-type="float" office:value="4004">
            <text:p>4004</text:p>
          </table:table-cell>
          <table:table-cell office:value-type="float" office:value="100.75">
            <text:p>100.75</text:p>
          </table:table-cell>
          <table:table-cell office:value-type="float" office:value="97">
            <text:p>97</text:p>
          </table:table-cell>
          <table:table-cell office:value-type="float" office:value="229.5">
            <text:p>229.5</text:p>
          </table:table-cell>
          <table:table-cell office:value-type="float" office:value="0.0861111111111111">
            <text:p>0.0861111111</text:p>
          </table:table-cell>
          <table:table-cell office:value-type="float" office:value="0.0430728241563055">
            <text:p>0.0430728242</text:p>
          </table:table-cell>
          <table:table-cell office:value-type="float" office:value="0.0573176823176823">
            <text:p>0.0573176823</text:p>
          </table:table-cell>
          <table:table-cell office:value-type="float" office:value="1.3159225308642">
            <text:p>1.3159225309</text:p>
          </table:table-cell>
          <table:table-cell office:value-type="float" office:value="1.15439121018144">
            <text:p>1.1543912102</text:p>
          </table:table-cell>
          <table:table-cell office:value-type="float" office:value="1.20705110885618">
            <text:p>1.2070511089</text:p>
          </table:table-cell>
          <table:table-cell office:value-type="float" office:value="8.39125389497725">
            <text:p>8.391253895</text:p>
          </table:table-cell>
          <table:table-cell office:value-type="float" office:value="16.4365857148093">
            <text:p>16.4365857148</text:p>
          </table:table-cell>
          <table:table-cell office:value-type="float" office:value="12.4364319724993">
            <text:p>12.436431972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284">
            <text:p>1284</text:p>
          </table:table-cell>
          <table:table-cell office:value-type="float" office:value="2312">
            <text:p>2312</text:p>
          </table:table-cell>
          <table:table-cell office:value-type="float" office:value="3687">
            <text:p>3687</text:p>
          </table:table-cell>
          <table:table-cell office:value-type="float" office:value="77.375">
            <text:p>77.375</text:p>
          </table:table-cell>
          <table:table-cell office:value-type="float" office:value="202.125">
            <text:p>202.125</text:p>
          </table:table-cell>
          <table:table-cell office:value-type="float" office:value="231.375">
            <text:p>231.375</text:p>
          </table:table-cell>
          <table:table-cell office:value-type="float" office:value="0.0602609034267913">
            <text:p>0.0602609034</text:p>
          </table:table-cell>
          <table:table-cell office:value-type="float" office:value="0.0874243079584775">
            <text:p>0.087424308</text:p>
          </table:table-cell>
          <table:table-cell office:value-type="float" office:value="0.0627542717656631">
            <text:p>0.0627542718</text:p>
          </table:table-cell>
          <table:table-cell office:value-type="float" office:value="1.21803065989812">
            <text:p>1.2180306599</text:p>
          </table:table-cell>
          <table:table-cell office:value-type="float" office:value="1.32096537671383">
            <text:p>1.3209653767</text:p>
          </table:table-cell>
          <table:table-cell office:value-type="float" office:value="1.2273586244845">
            <text:p>1.2273586245</text:p>
          </table:table-cell>
          <table:table-cell office:value-type="float" office:value="11.8456297502855">
            <text:p>11.8456297503</text:p>
          </table:table-cell>
          <table:table-cell office:value-type="float" office:value="8.27027365568216">
            <text:p>8.2702736557</text:p>
          </table:table-cell>
          <table:table-cell office:value-type="float" office:value="11.3884764509628">
            <text:p>11.388476451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1355">
            <text:p>1355</text:p>
          </table:table-cell>
          <table:table-cell office:value-type="float" office:value="2456">
            <text:p>2456</text:p>
          </table:table-cell>
          <table:table-cell office:value-type="float" office:value="4149">
            <text:p>4149</text:p>
          </table:table-cell>
          <table:table-cell office:value-type="float" office:value="169">
            <text:p>169</text:p>
          </table:table-cell>
          <table:table-cell office:value-type="float" office:value="206.875">
            <text:p>206.875</text:p>
          </table:table-cell>
          <table:table-cell office:value-type="float" office:value="298.75">
            <text:p>298.75</text:p>
          </table:table-cell>
          <table:table-cell office:value-type="float" office:value="0.124723247232472">
            <text:p>0.1247232472</text:p>
          </table:table-cell>
          <table:table-cell office:value-type="float" office:value="0.0842324918566775">
            <text:p>0.0842324919</text:p>
          </table:table-cell>
          <table:table-cell office:value-type="float" office:value="0.0720053024825259">
            <text:p>0.0720053025</text:p>
          </table:table-cell>
          <table:table-cell office:value-type="float" office:value="1.46702090657807">
            <text:p>1.4670209066</text:p>
          </table:table-cell>
          <table:table-cell office:value-type="float" office:value="1.30872014235977">
            <text:p>1.3087201424</text:p>
          </table:table-cell>
          <table:table-cell office:value-type="float" office:value="1.26218069531662">
            <text:p>1.2621806953</text:p>
          </table:table-cell>
          <table:table-cell office:value-type="float" office:value="5.89726778175804">
            <text:p>5.8972677818</text:p>
          </table:table-cell>
          <table:table-cell office:value-type="float" office:value="8.57087904534963">
            <text:p>8.5708790453</text:p>
          </table:table-cell>
          <table:table-cell office:value-type="float" office:value="9.96889288258733">
            <text:p>9.968892882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1368">
            <text:p>1368</text:p>
          </table:table-cell>
          <table:table-cell office:value-type="float" office:value="2816">
            <text:p>2816</text:p>
          </table:table-cell>
          <table:table-cell office:value-type="float" office:value="4856">
            <text:p>4856</text:p>
          </table:table-cell>
          <table:table-cell office:value-type="float" office:value="126.75">
            <text:p>126.75</text:p>
          </table:table-cell>
          <table:table-cell office:value-type="float" office:value="146.875">
            <text:p>146.875</text:p>
          </table:table-cell>
          <table:table-cell office:value-type="float" office:value="405.875">
            <text:p>405.875</text:p>
          </table:table-cell>
          <table:table-cell office:value-type="float" office:value="0.0926535087719298">
            <text:p>0.0926535088</text:p>
          </table:table-cell>
          <table:table-cell office:value-type="float" office:value="0.0521573153409091">
            <text:p>0.0521573153</text:p>
          </table:table-cell>
          <table:table-cell office:value-type="float" office:value="0.0835821663920923">
            <text:p>0.0835821664</text:p>
          </table:table-cell>
          <table:table-cell office:value-type="float" office:value="1.34111323916974">
            <text:p>1.3411132392</text:p>
          </table:table-cell>
          <table:table-cell office:value-type="float" office:value="1.18788255935858">
            <text:p>1.1878825594</text:p>
          </table:table-cell>
          <table:table-cell office:value-type="float" office:value="1.30623010030836">
            <text:p>1.3062301003</text:p>
          </table:table-cell>
          <table:table-cell office:value-type="float" office:value="7.82252378966504">
            <text:p>7.8225237897</text:p>
          </table:table-cell>
          <table:table-cell office:value-type="float" office:value="13.6331855975495">
            <text:p>13.6331855975</text:p>
          </table:table-cell>
          <table:table-cell office:value-type="float" office:value="8.63494066028563">
            <text:p>8.634940660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1534">
            <text:p>1534</text:p>
          </table:table-cell>
          <table:table-cell office:value-type="float" office:value="2802">
            <text:p>2802</text:p>
          </table:table-cell>
          <table:table-cell office:value-type="float" office:value="4890">
            <text:p>4890</text:p>
          </table:table-cell>
          <table:table-cell office:value-type="float" office:value="112.25">
            <text:p>112.25</text:p>
          </table:table-cell>
          <table:table-cell office:value-type="float" office:value="180.875">
            <text:p>180.875</text:p>
          </table:table-cell>
          <table:table-cell office:value-type="float" office:value="346.375">
            <text:p>346.375</text:p>
          </table:table-cell>
          <table:table-cell office:value-type="float" office:value="0.0731747066492829">
            <text:p>0.0731747066</text:p>
          </table:table-cell>
          <table:table-cell office:value-type="float" office:value="0.0645521056388294">
            <text:p>0.0645521056</text:p>
          </table:table-cell>
          <table:table-cell office:value-type="float" office:value="0.0708333333333333">
            <text:p>0.0708333333</text:p>
          </table:table-cell>
          <table:table-cell office:value-type="float" office:value="1.26660636715118">
            <text:p>1.2666063672</text:p>
          </table:table-cell>
          <table:table-cell office:value-type="float" office:value="1.23409963944702">
            <text:p>1.2340996394</text:p>
          </table:table-cell>
          <table:table-cell office:value-type="float" office:value="1.25775069444444">
            <text:p>1.2577506944</text:p>
          </table:table-cell>
          <table:table-cell office:value-type="float" office:value="9.81499156650914">
            <text:p>9.8149915665</text:p>
          </table:table-cell>
          <table:table-cell office:value-type="float" office:value="11.0807540597698">
            <text:p>11.0807540598</text:p>
          </table:table-cell>
          <table:table-cell office:value-type="float" office:value="10.1282280683256">
            <text:p>10.128228068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734">
            <text:p>1734</text:p>
          </table:table-cell>
          <table:table-cell office:value-type="float" office:value="2973">
            <text:p>2973</text:p>
          </table:table-cell>
          <table:table-cell office:value-type="float" office:value="5735">
            <text:p>5735</text:p>
          </table:table-cell>
          <table:table-cell office:value-type="float" office:value="78.625">
            <text:p>78.625</text:p>
          </table:table-cell>
          <table:table-cell office:value-type="float" office:value="125.25">
            <text:p>125.25</text:p>
          </table:table-cell>
          <table:table-cell office:value-type="float" office:value="401.125">
            <text:p>401.125</text:p>
          </table:table-cell>
          <table:table-cell office:value-type="float" office:value="0.045343137254902">
            <text:p>0.0453431373</text:p>
          </table:table-cell>
          <table:table-cell office:value-type="float" office:value="0.0421291624621594">
            <text:p>0.0421291625</text:p>
          </table:table-cell>
          <table:table-cell office:value-type="float" office:value="0.0699433304272014">
            <text:p>0.0699433304</text:p>
          </table:table-cell>
          <table:table-cell office:value-type="float" office:value="1.16273074058055">
            <text:p>1.1627307406</text:p>
          </table:table-cell>
          <table:table-cell office:value-type="float" office:value="1.15093080662389">
            <text:p>1.1509308066</text:p>
          </table:table-cell>
          <table:table-cell office:value-type="float" office:value="1.25439011265885">
            <text:p>1.2543901127</text:p>
          </table:table-cell>
          <table:table-cell office:value-type="float" office:value="15.6307175829482">
            <text:p>15.6307175829</text:p>
          </table:table-cell>
          <table:table-cell office:value-type="float" office:value="16.7970967755188">
            <text:p>16.7970967755</text:p>
          </table:table-cell>
          <table:table-cell office:value-type="float" office:value="10.2527943036144">
            <text:p>10.252794303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1756">
            <text:p>1756</text:p>
          </table:table-cell>
          <table:table-cell office:value-type="float" office:value="3120">
            <text:p>3120</text:p>
          </table:table-cell>
          <table:table-cell office:value-type="float" office:value="6445">
            <text:p>6445</text:p>
          </table:table-cell>
          <table:table-cell office:value-type="float" office:value="92.25">
            <text:p>92.25</text:p>
          </table:table-cell>
          <table:table-cell office:value-type="float" office:value="134.375">
            <text:p>134.375</text:p>
          </table:table-cell>
          <table:table-cell office:value-type="float" office:value="383.875">
            <text:p>383.875</text:p>
          </table:table-cell>
          <table:table-cell office:value-type="float" office:value="0.0525341685649203">
            <text:p>0.0525341686</text:p>
          </table:table-cell>
          <table:table-cell office:value-type="float" office:value="0.0430689102564103">
            <text:p>0.0430689103</text:p>
          </table:table-cell>
          <table:table-cell office:value-type="float" office:value="0.0595616757176105">
            <text:p>0.0595616757</text:p>
          </table:table-cell>
          <table:table-cell office:value-type="float" office:value="1.18927887415616">
            <text:p>1.1892788742</text:p>
          </table:table-cell>
          <table:table-cell office:value-type="float" office:value="1.15437685071756">
            <text:p>1.1543768507</text:p>
          </table:table-cell>
          <table:table-cell office:value-type="float" office:value="1.21541914771164">
            <text:p>1.2154191477</text:p>
          </table:table-cell>
          <table:table-cell office:value-type="float" office:value="13.5378324981918">
            <text:p>13.5378324982</text:p>
          </table:table-cell>
          <table:table-cell office:value-type="float" office:value="16.4380483374737">
            <text:p>16.4380483375</text:p>
          </table:table-cell>
          <table:table-cell office:value-type="float" office:value="11.9807013562999">
            <text:p>11.980701356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180">
            <text:p>2180</text:p>
          </table:table-cell>
          <table:table-cell office:value-type="float" office:value="3594">
            <text:p>3594</text:p>
          </table:table-cell>
          <table:table-cell office:value-type="float" office:value="6696">
            <text:p>6696</text:p>
          </table:table-cell>
          <table:table-cell office:value-type="float" office:value="65">
            <text:p>65</text:p>
          </table:table-cell>
          <table:table-cell office:value-type="float" office:value="68.75">
            <text:p>68.75</text:p>
          </table:table-cell>
          <table:table-cell office:value-type="float" office:value="53.25">
            <text:p>53.25</text:p>
          </table:table-cell>
          <table:table-cell office:value-type="float" office:value="0.0298165137614679">
            <text:p>0.0298165138</text:p>
          </table:table-cell>
          <table:table-cell office:value-type="float" office:value="0.0191291040623261">
            <text:p>0.0191291041</text:p>
          </table:table-cell>
          <table:table-cell office:value-type="float" office:value="0.00795250896057348">
            <text:p>0.007952509</text:p>
          </table:table-cell>
          <table:table-cell office:value-type="float" office:value="1.1061002861712">
            <text:p>1.1061002862</text:p>
          </table:table-cell>
          <table:table-cell office:value-type="float" office:value="1.06766907255771">
            <text:p>1.0676690726</text:p>
          </table:table-cell>
          <table:table-cell office:value-type="float" office:value="1.02795773646359">
            <text:p>1.0279577365</text:p>
          </table:table-cell>
          <table:table-cell office:value-type="float" office:value="23.5919665778297">
            <text:p>23.59196657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2033">
            <text:p>2033</text:p>
          </table:table-cell>
          <table:table-cell office:value-type="float" office:value="3530">
            <text:p>3530</text:p>
          </table:table-cell>
          <table:table-cell office:value-type="float" office:value="6234">
            <text:p>6234</text:p>
          </table:table-cell>
          <table:table-cell office:value-type="float" office:value="122.25">
            <text:p>122.25</text:p>
          </table:table-cell>
          <table:table-cell office:value-type="float" office:value="166.625">
            <text:p>166.625</text:p>
          </table:table-cell>
          <table:table-cell office:value-type="float" office:value="5.375">
            <text:p>5.375</text:p>
          </table:table-cell>
          <table:table-cell office:value-type="float" office:value="0.0601328086571569">
            <text:p>0.0601328087</text:p>
          </table:table-cell>
          <table:table-cell office:value-type="float" office:value="0.0472025495750708">
            <text:p>0.0472025496</text:p>
          </table:table-cell>
          <table:table-cell office:value-type="float" office:value="0.000862207250561437">
            <text:p>0.0008622073</text:p>
          </table:table-cell>
          <table:table-cell office:value-type="float" office:value="1.21755210146697">
            <text:p>1.2175521015</text:p>
          </table:table-cell>
          <table:table-cell office:value-type="float" office:value="1.16957596165807">
            <text:p>1.1695759617</text:p>
          </table:table-cell>
          <table:table-cell office:value-type="float" office:value="1.0030191824436">
            <text:p>1.0030191824</text:p>
          </table:table-cell>
          <table:table-cell office:value-type="float" office:value="11.8701391903802">
            <text:p>11.8701391904</text:p>
          </table:table-cell>
          <table:table-cell office:value-type="float" office:value="15.0284379685185">
            <text:p>15.02843796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890">
            <text:p>1890</text:p>
          </table:table-cell>
          <table:table-cell office:value-type="float" office:value="3632">
            <text:p>3632</text:p>
          </table:table-cell>
          <table:table-cell office:value-type="float" office:value="6400">
            <text:p>6400</text:p>
          </table:table-cell>
          <table:table-cell office:value-type="float" office:value="141.875">
            <text:p>141.875</text:p>
          </table:table-cell>
          <table:table-cell office:value-type="float" office:value="257.75">
            <text:p>257.75</text:p>
          </table:table-cell>
          <table:table-cell office:value-type="float" office:value="-323.25">
            <text:p>-323.25</text:p>
          </table:table-cell>
          <table:table-cell office:value-type="float" office:value="0.0750661375661376">
            <text:p>0.0750661376</text:p>
          </table:table-cell>
          <table:table-cell office:value-type="float" office:value="0.07096640969163">
            <text:p>0.0709664097</text:p>
          </table:table-cell>
          <table:table-cell office:value-type="float" office:value="-0.0505078125">
            <text:p>-0.0505078125</text:p>
          </table:table-cell>
          <table:table-cell office:value-type="float" office:value="1.27377593449931">
            <text:p>1.2737759345</text:p>
          </table:table-cell>
          <table:table-cell office:value-type="float" office:value="1.25825344727756">
            <text:p>1.2582534473</text:p>
          </table:table-cell>
          <table:table-cell office:value-type="float" office:value="0.828222692932129">
            <text:p>0.8282226929</text:p>
          </table:table-cell>
          <table:table-cell office:value-type="float" office:value="9.5762127057846">
            <text:p>9.5762127058</text:p>
          </table:table-cell>
          <table:table-cell office:value-type="float" office:value="10.1098709011555">
            <text:p>10.1098709012</text:p>
          </table:table-cell>
          <table:table-cell office:value-type="float" office:value="-13.3739965101038">
            <text:p>-13.373996510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4">
            <text:p>24</text:p>
          </table:table-cell>
          <table:table-cell office:value-type="float" office:value="1944">
            <text:p>1944</text:p>
          </table:table-cell>
          <table:table-cell office:value-type="float" office:value="3619">
            <text:p>3619</text:p>
          </table:table-cell>
          <table:table-cell office:value-type="float" office:value="6540">
            <text:p>6540</text:p>
          </table:table-cell>
          <table:table-cell office:value-type="float" office:value="152.5">
            <text:p>152.5</text:p>
          </table:table-cell>
          <table:table-cell office:value-type="float" office:value="176.25">
            <text:p>176.25</text:p>
          </table:table-cell>
          <table:table-cell office:value-type="float" office:value="-311.5">
            <text:p>-311.5</text:p>
          </table:table-cell>
          <table:table-cell office:value-type="float" office:value="0.0784465020576132">
            <text:p>0.0784465021</text:p>
          </table:table-cell>
          <table:table-cell office:value-type="float" office:value="0.0487012987012987">
            <text:p>0.0487012987</text:p>
          </table:table-cell>
          <table:table-cell office:value-type="float" office:value="-0.0476299694189602">
            <text:p>-0.0476299694</text:p>
          </table:table-cell>
          <table:table-cell office:value-type="float" office:value="1.28662431042439">
            <text:p>1.2866243104</text:p>
          </table:table-cell>
          <table:table-cell office:value-type="float" office:value="1.17510330578512">
            <text:p>1.1751033058</text:p>
          </table:table-cell>
          <table:table-cell office:value-type="float" office:value="0.837741590447867">
            <text:p>0.8377415904</text:p>
          </table:table-cell>
          <table:table-cell office:value-type="float" office:value="9.17813379914374">
            <text:p>9.1781337991</text:p>
          </table:table-cell>
          <table:table-cell office:value-type="float" office:value="14.576449058856">
            <text:p>14.5764490589</text:p>
          </table:table-cell>
          <table:table-cell office:value-type="float" office:value="-14.2033606331679">
            <text:p>-14.203360633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2247">
            <text:p>2247</text:p>
          </table:table-cell>
          <table:table-cell office:value-type="float" office:value="3835">
            <text:p>3835</text:p>
          </table:table-cell>
          <table:table-cell office:value-type="float" office:value="5898">
            <text:p>5898</text:p>
          </table:table-cell>
          <table:table-cell office:value-type="float" office:value="147">
            <text:p>147</text:p>
          </table:table-cell>
          <table:table-cell office:value-type="float" office:value="283.5">
            <text:p>283.5</text:p>
          </table:table-cell>
          <table:table-cell office:value-type="float" office:value="105.75">
            <text:p>105.75</text:p>
          </table:table-cell>
          <table:table-cell office:value-type="float" office:value="0.0654205607476635">
            <text:p>0.0654205607</text:p>
          </table:table-cell>
          <table:table-cell office:value-type="float" office:value="0.0739243807040417">
            <text:p>0.0739243807</text:p>
          </table:table-cell>
          <table:table-cell office:value-type="float" office:value="0.0179298067141404">
            <text:p>0.0179298067</text:p>
          </table:table-cell>
          <table:table-cell office:value-type="float" office:value="1.23736046816316">
            <text:p>1.2373604682</text:p>
          </table:table-cell>
          <table:table-cell office:value-type="float" office:value="1.2694463680266">
            <text:p>1.269446368</text:p>
          </table:table-cell>
          <table:table-cell office:value-type="float" office:value="1.06338442031835">
            <text:p>1.0633844203</text:p>
          </table:table-cell>
          <table:table-cell office:value-type="float" office:value="10.9381632227915">
            <text:p>10.9381632228</text:p>
          </table:table-cell>
          <table:table-cell office:value-type="float" office:value="9.71888976418463">
            <text:p>9.71888976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1760">
            <text:p>1760</text:p>
          </table:table-cell>
          <table:table-cell office:value-type="float" office:value="3741">
            <text:p>3741</text:p>
          </table:table-cell>
          <table:table-cell office:value-type="float" office:value="6365">
            <text:p>6365</text:p>
          </table:table-cell>
          <table:table-cell office:value-type="float" office:value="-290">
            <text:p>-290</text:p>
          </table:table-cell>
          <table:table-cell office:value-type="float" office:value="-48.75">
            <text:p>-48.75</text:p>
          </table:table-cell>
          <table:table-cell office:value-type="float" office:value="-96.75">
            <text:p>-96.75</text:p>
          </table:table-cell>
          <table:table-cell office:value-type="float" office:value="-0.164772727272727">
            <text:p>-0.1647727273</text:p>
          </table:table-cell>
          <table:table-cell office:value-type="float" office:value="-0.0130312750601443">
            <text:p>-0.0130312751</text:p>
          </table:table-cell>
          <table:table-cell office:value-type="float" office:value="-0.0152003142183818">
            <text:p>-0.0152003142</text:p>
          </table:table-cell>
          <table:table-cell office:value-type="float" office:value="0.476509555785124">
            <text:p>0.4765095558</text:p>
          </table:table-cell>
          <table:table-cell office:value-type="float" office:value="0.954723372983693">
            <text:p>0.954723373</text:p>
          </table:table-cell>
          <table:table-cell office:value-type="float" office:value="0.947251757358245">
            <text:p>0.9472517574</text:p>
          </table:table-cell>
          <table:table-cell office:value-type="float" office:value="-3.84971818471572">
            <text:p>-3.84971818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200">
            <text:p>1200</text:p>
          </table:table-cell>
          <table:table-cell office:value-type="float" office:value="3766">
            <text:p>3766</text:p>
          </table:table-cell>
          <table:table-cell office:value-type="float" office:value="6499">
            <text:p>6499</text:p>
          </table:table-cell>
          <table:table-cell office:value-type="float" office:value="-130">
            <text:p>-130</text:p>
          </table:table-cell>
          <table:table-cell office:value-type="float" office:value="225.875">
            <text:p>225.875</text:p>
          </table:table-cell>
          <table:table-cell office:value-type="float" office:value="-291.375">
            <text:p>-291.375</text:p>
          </table:table-cell>
          <table:table-cell office:value-type="float" office:value="-0.108333333333333">
            <text:p>-0.1083333333</text:p>
          </table:table-cell>
          <table:table-cell office:value-type="float" office:value="0.0599774296335635">
            <text:p>0.0599774296</text:p>
          </table:table-cell>
          <table:table-cell office:value-type="float" office:value="-0.0448338205877827">
            <text:p>-0.0448338206</text:p>
          </table:table-cell>
          <table:table-cell office:value-type="float" office:value="0.643836111111111">
            <text:p>0.6438361111</text:p>
          </table:table-cell>
          <table:table-cell office:value-type="float" office:value="1.21697169616575">
            <text:p>1.2169716962</text:p>
          </table:table-cell>
          <table:table-cell office:value-type="float" office:value="0.847021368021015">
            <text:p>0.847021368</text:p>
          </table:table-cell>
          <table:table-cell office:value-type="float" office:value="-6.0450863379871">
            <text:p>-6.045086338</text:p>
          </table:table-cell>
          <table:table-cell office:value-type="float" office:value="11.900009629317">
            <text:p>11.9000096293</text:p>
          </table:table-cell>
          <table:table-cell office:value-type="float" office:value="-15.1111408339496">
            <text:p>-15.111140833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table:number-columns-repeated="2" office:value-type="float" office:value="81">
            <text:p>81</text:p>
          </table:table-cell>
          <table:table-cell office:value-type="float" office:value="840">
            <text:p>840</text:p>
          </table:table-cell>
          <table:table-cell office:value-type="float" office:value="3824">
            <text:p>3824</text:p>
          </table:table-cell>
          <table:table-cell office:value-type="float" office:value="6384">
            <text:p>6384</text:p>
          </table:table-cell>
          <table:table-cell office:value-type="float" office:value="152.125">
            <text:p>152.125</text:p>
          </table:table-cell>
          <table:table-cell office:value-type="float" office:value="160">
            <text:p>160</text:p>
          </table:table-cell>
          <table:table-cell office:value-type="float" office:value="-138.5">
            <text:p>-138.5</text:p>
          </table:table-cell>
          <table:table-cell office:value-type="float" office:value="0.18110119047619">
            <text:p>0.1811011905</text:p>
          </table:table-cell>
          <table:table-cell office:value-type="float" office:value="0.0418410041841004">
            <text:p>0.0418410042</text:p>
          </table:table-cell>
          <table:table-cell office:value-type="float" office:value="-0.0216948621553885">
            <text:p>-0.0216948622</text:p>
          </table:table-cell>
          <table:table-cell office:value-type="float" office:value="1.69813754340278">
            <text:p>1.6981375434</text:p>
          </table:table-cell>
          <table:table-cell office:value-type="float" office:value="1.14987482712137">
            <text:p>1.1498748271</text:p>
          </table:table-cell>
          <table:table-cell office:value-type="float" office:value="0.924990489862265">
            <text:p>0.9249904899</text:p>
          </table:table-cell>
          <table:table-cell office:value-type="float" office:value="4.16436633181835">
            <text:p>4.1643663318</text:p>
          </table:table-cell>
          <table:table-cell office:value-type="float" office:value="16.9104236345758">
            <text:p>16.9104236346</text:p>
          </table:table-cell>
          <table:table-cell office:value-type="float" office:value="-31.6019905341901">
            <text:p>-31.601990534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880">
            <text:p>880</text:p>
          </table:table-cell>
          <table:table-cell office:value-type="float" office:value="3817">
            <text:p>3817</text:p>
          </table:table-cell>
          <table:table-cell office:value-type="float" office:value="6192">
            <text:p>6192</text:p>
          </table:table-cell>
          <table:table-cell office:value-type="float" office:value="417.5">
            <text:p>417.5</text:p>
          </table:table-cell>
          <table:table-cell office:value-type="float" office:value="73.5">
            <text:p>73.5</text:p>
          </table:table-cell>
          <table:table-cell office:value-type="float" office:value="-6.125">
            <text:p>-6.125</text:p>
          </table:table-cell>
          <table:table-cell office:value-type="float" office:value="0.474431818181818">
            <text:p>0.4744318182</text:p>
          </table:table-cell>
          <table:table-cell office:value-type="float" office:value="0.0192559601781504">
            <text:p>0.0192559602</text:p>
          </table:table-cell>
          <table:table-cell office:value-type="float" office:value="-0.000989179586563307">
            <text:p>-0.0009891796</text:p>
          </table:table-cell>
          <table:table-cell office:value-type="float" office:value="3.10167904183884">
            <text:p>3.1016790418</text:p>
          </table:table-cell>
          <table:table-cell office:value-type="float" office:value="1.0681226129482">
            <text:p>1.0681226129</text:p>
          </table:table-cell>
          <table:table-cell office:value-type="float" office:value="0.996539789260487">
            <text:p>0.9965397893</text:p>
          </table:table-cell>
          <table:table-cell office:value-type="float" office:value="1.78520706464779">
            <text:p>1.78520706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1280">
            <text:p>1280</text:p>
          </table:table-cell>
          <table:table-cell office:value-type="float" office:value="3652">
            <text:p>3652</text:p>
          </table:table-cell>
          <table:table-cell office:value-type="float" office:value="6384">
            <text:p>6384</text:p>
          </table:table-cell>
          <table:table-cell office:value-type="float" office:value="680">
            <text:p>680</text:p>
          </table:table-cell>
          <table:table-cell office:value-type="float" office:value="-446.125">
            <text:p>-446.125</text:p>
          </table:table-cell>
          <table:table-cell office:value-type="float" office:value="-6">
            <text:p>-6</text:p>
          </table:table-cell>
          <table:table-cell office:value-type="float" office:value="0.53125">
            <text:p>0.53125</text:p>
          </table:table-cell>
          <table:table-cell office:value-type="float" office:value="-0.122159090909091">
            <text:p>-0.1221590909</text:p>
          </table:table-cell>
          <table:table-cell office:value-type="float" office:value="-0.00093984962406015">
            <text:p>-0.0009398496</text:p>
          </table:table-cell>
          <table:table-cell office:value-type="float" office:value="3.4125390625">
            <text:p>3.4125390625</text:p>
          </table:table-cell>
          <table:table-cell office:value-type="float" office:value="0.601691955061983">
            <text:p>0.6016919551</text:p>
          </table:table-cell>
          <table:table-cell office:value-type="float" office:value="0.996712257617729">
            <text:p>0.9967122576</text:p>
          </table:table-cell>
          <table:table-cell office:value-type="float" office:value="1.62678377379716">
            <text:p>1.6267837738</text:p>
          </table:table-cell>
          <table:table-cell office:value-type="float" office:value="-5.32003775790851">
            <text:p>-5.32003775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8">
            <text:p>58</text:p>
          </table:table-cell>
          <table:table-cell office:value-type="float" office:value="1200">
            <text:p>1200</text:p>
          </table:table-cell>
          <table:table-cell office:value-type="float" office:value="3862">
            <text:p>3862</text:p>
          </table:table-cell>
          <table:table-cell office:value-type="float" office:value="11690">
            <text:p>11690</text:p>
          </table:table-cell>
          <table:table-cell office:value-type="float" office:value="-130">
            <text:p>-130</text:p>
          </table:table-cell>
          <table:table-cell office:value-type="float" office:value="621.875">
            <text:p>621.875</text:p>
          </table:table-cell>
          <table:table-cell office:value-type="float" office:value="3739.375">
            <text:p>3739.375</text:p>
          </table:table-cell>
          <table:table-cell office:value-type="float" office:value="-0.108333333333333">
            <text:p>-0.1083333333</text:p>
          </table:table-cell>
          <table:table-cell office:value-type="float" office:value="0.161024080787157">
            <text:p>0.1610240808</text:p>
          </table:table-cell>
          <table:table-cell office:value-type="float" office:value="0.319878100940975">
            <text:p>0.3198781009</text:p>
          </table:table-cell>
          <table:table-cell office:value-type="float" office:value="0.643836111111111">
            <text:p>0.6438361111</text:p>
          </table:table-cell>
          <table:table-cell office:value-type="float" office:value="1.61440464175801">
            <text:p>1.6144046418</text:p>
          </table:table-cell>
          <table:table-cell office:value-type="float" office:value="2.32012447223816">
            <text:p>2.3201244722</text:p>
          </table:table-cell>
          <table:table-cell office:value-type="float" office:value="-6.0450863379871">
            <text:p>-6.045086338</text:p>
          </table:table-cell>
          <table:table-cell office:value-type="float" office:value="4.64257089411185">
            <text:p>4.6425708941</text:p>
          </table:table-cell>
          <table:table-cell office:value-type="float" office:value="2.49747322043646">
            <text:p>2.4974732204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840">
            <text:p>840</text:p>
          </table:table-cell>
          <table:table-cell office:value-type="float" office:value="3749">
            <text:p>3749</text:p>
          </table:table-cell>
          <table:table-cell office:value-type="float" office:value="18871">
            <text:p>18871</text:p>
          </table:table-cell>
          <table:table-cell office:value-type="float" office:value="152.125">
            <text:p>152.125</text:p>
          </table:table-cell>
          <table:table-cell office:value-type="float" office:value="29.875">
            <text:p>29.875</text:p>
          </table:table-cell>
          <table:table-cell office:value-type="float" office:value="3665.25">
            <text:p>3665.25</text:p>
          </table:table-cell>
          <table:table-cell office:value-type="float" office:value="0.18110119047619">
            <text:p>0.1811011905</text:p>
          </table:table-cell>
          <table:table-cell office:value-type="float" office:value="0.00796879167778074">
            <text:p>0.0079687917</text:p>
          </table:table-cell>
          <table:table-cell office:value-type="float" office:value="0.194226591065656">
            <text:p>0.1942265911</text:p>
          </table:table-cell>
          <table:table-cell office:value-type="float" office:value="1.69813754340278">
            <text:p>1.6981375434</text:p>
          </table:table-cell>
          <table:table-cell office:value-type="float" office:value="1.02801523408821">
            <text:p>1.0280152341</text:p>
          </table:table-cell>
          <table:table-cell office:value-type="float" office:value="1.75373204733669">
            <text:p>1.7537320473</text:p>
          </table:table-cell>
          <table:table-cell office:value-type="float" office:value="4.16436633181835">
            <text:p>4.1643663318</text:p>
          </table:table-cell>
          <table:table-cell office:value-type="float" office:value="0">
            <text:p>0</text:p>
          </table:table-cell>
          <table:table-cell office:value-type="float" office:value="3.90508156092936">
            <text:p>3.905081560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880">
            <text:p>880</text:p>
          </table:table-cell>
          <table:table-cell office:value-type="float" office:value="3613">
            <text:p>3613</text:p>
          </table:table-cell>
          <table:table-cell office:value-type="float" office:value="26386">
            <text:p>26386</text:p>
          </table:table-cell>
          <table:table-cell office:value-type="float" office:value="417.5">
            <text:p>417.5</text:p>
          </table:table-cell>
          <table:table-cell office:value-type="float" office:value="899.75">
            <text:p>899.75</text:p>
          </table:table-cell>
          <table:table-cell office:value-type="float" office:value="3048.5">
            <text:p>3048.5</text:p>
          </table:table-cell>
          <table:table-cell office:value-type="float" office:value="0.474431818181818">
            <text:p>0.4744318182</text:p>
          </table:table-cell>
          <table:table-cell office:value-type="float" office:value="0.249031275947966">
            <text:p>0.2490312759</text:p>
          </table:table-cell>
          <table:table-cell office:value-type="float" office:value="0.115534753278254">
            <text:p>0.1155347533</text:p>
          </table:table-cell>
          <table:table-cell office:value-type="float" office:value="3.10167904183884">
            <text:p>3.1016790418</text:p>
          </table:table-cell>
          <table:table-cell office:value-type="float" office:value="1.99316195556241">
            <text:p>1.9931619556</text:p>
          </table:table-cell>
          <table:table-cell office:value-type="float" office:value="1.43053426373542">
            <text:p>1.4305342637</text:p>
          </table:table-cell>
          <table:table-cell office:value-type="float" office:value="1.78520706464779">
            <text:p>1.7852070646</text:p>
          </table:table-cell>
          <table:table-cell office:value-type="float" office:value="3.11711367591842">
            <text:p>3.1171136759</text:p>
          </table:table-cell>
          <table:table-cell office:value-type="float" office:value="6.33972856025963">
            <text:p>6.339728560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">
            <text:p>47</text:p>
          </table:table-cell>
          <table:table-cell office:value-type="float" office:value="1200">
            <text:p>1200</text:p>
          </table:table-cell>
          <table:table-cell office:value-type="float" office:value="3420">
            <text:p>3420</text:p>
          </table:table-cell>
          <table:table-cell office:value-type="float" office:value="30060">
            <text:p>30060</text:p>
          </table:table-cell>
          <table:table-cell office:value-type="float" office:value="-25">
            <text:p>-25</text:p>
          </table:table-cell>
          <table:table-cell office:value-type="float" office:value="-238">
            <text:p>-238</text:p>
          </table:table-cell>
          <table:table-cell office:value-type="float" office:value="2358.875">
            <text:p>2358.875</text:p>
          </table:table-cell>
          <table:table-cell office:value-type="float" office:value="-0.0208333333333333">
            <text:p>-0.0208333333</text:p>
          </table:table-cell>
          <table:table-cell office:value-type="float" office:value="-0.0695906432748538">
            <text:p>-0.0695906433</text:p>
          </table:table-cell>
          <table:table-cell office:value-type="float" office:value="0.0784722222222222">
            <text:p>0.0784722222</text:p>
          </table:table-cell>
          <table:table-cell office:value-type="float" office:value="0.927934027777778">
            <text:p>0.9279340278</text:p>
          </table:table-cell>
          <table:table-cell office:value-type="float" office:value="0.765924749495571">
            <text:p>0.7659247495</text:p>
          </table:table-cell>
          <table:table-cell office:value-type="float" office:value="1.28672224151235">
            <text:p>1.2867222415</text:p>
          </table:table-cell>
          <table:table-cell office:value-type="float" office:value="-32.9232749929788">
            <text:p>-32.923274993</text:p>
          </table:table-cell>
          <table:table-cell office:value-type="float" office:value="-9.60961058456435">
            <text:p>-9.6096105846</text:p>
          </table:table-cell>
          <table:table-cell office:value-type="float" office:value="9.17523634786087">
            <text:p>9.175236347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840">
            <text:p>840</text:p>
          </table:table-cell>
          <table:table-cell office:value-type="float" office:value="4800">
            <text:p>4800</text:p>
          </table:table-cell>
          <table:table-cell office:value-type="float" office:value="35070">
            <text:p>35070</text:p>
          </table:table-cell>
          <table:table-cell office:value-type="float" office:value="205">
            <text:p>205</text:p>
          </table:table-cell>
          <table:table-cell office:value-type="float" office:value="1137.5">
            <text:p>1137.5</text:p>
          </table:table-cell>
          <table:table-cell office:value-type="float" office:value="1690.875">
            <text:p>1690.875</text:p>
          </table:table-cell>
          <table:table-cell office:value-type="float" office:value="0.244047619047619">
            <text:p>0.244047619</text:p>
          </table:table-cell>
          <table:table-cell office:value-type="float" office:value="0.236979166666667">
            <text:p>0.2369791667</text:p>
          </table:table-cell>
          <table:table-cell office:value-type="float" office:value="0.0482142857142857">
            <text:p>0.0482142857</text:p>
          </table:table-cell>
          <table:table-cell office:value-type="float" office:value="1.97090277777778">
            <text:p>1.9709027778</text:p>
          </table:table-cell>
          <table:table-cell office:value-type="float" office:value="1.93949896918403">
            <text:p>1.9394989692</text:p>
          </table:table-cell>
          <table:table-cell office:value-type="float" office:value="1.17330625">
            <text:p>1.17330625</text:p>
          </table:table-cell>
          <table:table-cell office:value-type="float" office:value="3.17418287951519">
            <text:p>3.1741828795</text:p>
          </table:table-cell>
          <table:table-cell office:value-type="float" office:value="3.25922717159443">
            <text:p>3.259227171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880">
            <text:p>880</text:p>
          </table:table-cell>
          <table:table-cell office:value-type="float" office:value="5880">
            <text:p>5880</text:p>
          </table:table-cell>
          <table:table-cell office:value-type="float" office:value="34068">
            <text:p>34068</text:p>
          </table:table-cell>
          <table:table-cell office:value-type="float" office:value="470">
            <text:p>470</text:p>
          </table:table-cell>
          <table:table-cell office:value-type="float" office:value="981.75">
            <text:p>981.75</text:p>
          </table:table-cell>
          <table:table-cell office:value-type="float" office:value="396.625">
            <text:p>396.625</text:p>
          </table:table-cell>
          <table:table-cell office:value-type="float" office:value="0.534090909090909">
            <text:p>0.5340909091</text:p>
          </table:table-cell>
          <table:table-cell office:value-type="float" office:value="0.166964285714286">
            <text:p>0.1669642857</text:p>
          </table:table-cell>
          <table:table-cell office:value-type="float" office:value="0.0116421568627451">
            <text:p>0.0116421569</text:p>
          </table:table-cell>
          <table:table-cell office:value-type="float" office:value="3.42841425619835">
            <text:p>3.4284142562</text:p>
          </table:table-cell>
          <table:table-cell office:value-type="float" office:value="1.6390140625">
            <text:p>1.6390140625</text:p>
          </table:table-cell>
          <table:table-cell office:value-type="float" office:value="1.04101320705978">
            <text:p>1.0410132071</text:p>
          </table:table-cell>
          <table:table-cell office:value-type="float" office:value="1.61973752958355">
            <text:p>1.6197375296</text:p>
          </table:table-cell>
          <table:table-cell office:value-type="float" office:value="4.48912805089738">
            <text:p>4.48912805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1280">
            <text:p>1280</text:p>
          </table:table-cell>
          <table:table-cell office:value-type="float" office:value="7400">
            <text:p>7400</text:p>
          </table:table-cell>
          <table:table-cell office:value-type="float" office:value="29058">
            <text:p>29058</text:p>
          </table:table-cell>
          <table:table-cell office:value-type="float" office:value="680">
            <text:p>680</text:p>
          </table:table-cell>
          <table:table-cell office:value-type="float" office:value="795">
            <text:p>795</text:p>
          </table:table-cell>
          <table:table-cell office:value-type="float" office:value="-772.375">
            <text:p>-772.375</text:p>
          </table:table-cell>
          <table:table-cell office:value-type="float" office:value="0.53125">
            <text:p>0.53125</text:p>
          </table:table-cell>
          <table:table-cell office:value-type="float" office:value="0.107432432432432">
            <text:p>0.1074324324</text:p>
          </table:table-cell>
          <table:table-cell office:value-type="float" office:value="-0.0265804597701149">
            <text:p>-0.0265804598</text:p>
          </table:table-cell>
          <table:table-cell office:value-type="float" office:value="3.4125390625">
            <text:p>3.4125390625</text:p>
          </table:table-cell>
          <table:table-cell office:value-type="float" office:value="1.39863529948868">
            <text:p>1.3986352995</text:p>
          </table:table-cell>
          <table:table-cell office:value-type="float" office:value="0.908353171654115">
            <text:p>0.9083531717</text:p>
          </table:table-cell>
          <table:table-cell office:value-type="float" office:value="1.62678377379716">
            <text:p>1.6267837738</text:p>
          </table:table-cell>
          <table:table-cell office:value-type="float" office:value="6.79261632847231">
            <text:p>6.7926163285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2175">
            <text:p>2175</text:p>
          </table:table-cell>
          <table:table-cell office:value-type="float" office:value="7200">
            <text:p>7200</text:p>
          </table:table-cell>
          <table:table-cell office:value-type="float" office:value="30060">
            <text:p>30060</text:p>
          </table:table-cell>
          <table:table-cell office:value-type="float" office:value="-39.375">
            <text:p>-39.375</text:p>
          </table:table-cell>
          <table:table-cell office:value-type="float" office:value="565">
            <text:p>565</text:p>
          </table:table-cell>
          <table:table-cell office:value-type="float" office:value="2358.875">
            <text:p>2358.875</text:p>
          </table:table-cell>
          <table:table-cell office:value-type="float" office:value="-0.0181034482758621">
            <text:p>-0.0181034483</text:p>
          </table:table-cell>
          <table:table-cell table:number-columns-repeated="2" office:value-type="float" office:value="0.0784722222222222">
            <text:p>0.0784722222</text:p>
          </table:table-cell>
          <table:table-cell office:value-type="float" office:value="0.937280291319857">
            <text:p>0.9372802913</text:p>
          </table:table-cell>
          <table:table-cell table:number-columns-repeated="2" office:value-type="float" office:value="1.28672224151235">
            <text:p>1.2867222415</text:p>
          </table:table-cell>
          <table:table-cell office:value-type="float" office:value="0">
            <text:p>0</text:p>
          </table:table-cell>
          <table:table-cell table:number-columns-repeated="2" office:value-type="float" office:value="9.17523634786087">
            <text:p>9.175236347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265">
            <text:p>2265</text:p>
          </table:table-cell>
          <table:table-cell office:value-type="float" office:value="8207">
            <text:p>8207</text:p>
          </table:table-cell>
          <table:table-cell office:value-type="float" office:value="35070">
            <text:p>35070</text:p>
          </table:table-cell>
          <table:table-cell office:value-type="float" office:value="-69.375">
            <text:p>-69.375</text:p>
          </table:table-cell>
          <table:table-cell office:value-type="float" office:value="482.125">
            <text:p>482.125</text:p>
          </table:table-cell>
          <table:table-cell office:value-type="float" office:value="1690.875">
            <text:p>1690.875</text:p>
          </table:table-cell>
          <table:table-cell office:value-type="float" office:value="-0.0306291390728477">
            <text:p>-0.0306291391</text:p>
          </table:table-cell>
          <table:table-cell office:value-type="float" office:value="0.0587455830388693">
            <text:p>0.058745583</text:p>
          </table:table-cell>
          <table:table-cell office:value-type="float" office:value="0.0482142857142857">
            <text:p>0.0482142857</text:p>
          </table:table-cell>
          <table:table-cell office:value-type="float" office:value="0.894636775799307">
            <text:p>0.8946367758</text:p>
          </table:table-cell>
          <table:table-cell office:value-type="float" office:value="1.21237358594813">
            <text:p>1.2123735859</text:p>
          </table:table-cell>
          <table:table-cell office:value-type="float" office:value="1.17330625">
            <text:p>1.17330625</text:p>
          </table:table-cell>
          <table:table-cell office:value-type="float" office:value="-22.2819483292016">
            <text:p>-22.2819483292</text:p>
          </table:table-cell>
          <table:table-cell office:value-type="float" office:value="12.1424133906124">
            <text:p>12.1424133906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980">
            <text:p>1980</text:p>
          </table:table-cell>
          <table:table-cell office:value-type="float" office:value="9400">
            <text:p>9400</text:p>
          </table:table-cell>
          <table:table-cell office:value-type="float" office:value="34068">
            <text:p>34068</text:p>
          </table:table-cell>
          <table:table-cell office:value-type="float" office:value="-133.125">
            <text:p>-133.125</text:p>
          </table:table-cell>
          <table:table-cell office:value-type="float" office:value="190">
            <text:p>190</text:p>
          </table:table-cell>
          <table:table-cell office:value-type="float" office:value="396.625">
            <text:p>396.625</text:p>
          </table:table-cell>
          <table:table-cell office:value-type="float" office:value="-0.0672348484848485">
            <text:p>-0.0672348485</text:p>
          </table:table-cell>
          <table:table-cell office:value-type="float" office:value="0.0202127659574468">
            <text:p>0.020212766</text:p>
          </table:table-cell>
          <table:table-cell office:value-type="float" office:value="0.0116421568627451">
            <text:p>0.0116421569</text:p>
          </table:table-cell>
          <table:table-cell office:value-type="float" office:value="0.77353825901056">
            <text:p>0.773538259</text:p>
          </table:table-cell>
          <table:table-cell office:value-type="float" office:value="1.07154545043006">
            <text:p>1.0715454504</text:p>
          </table:table-cell>
          <table:table-cell office:value-type="float" office:value="1.04101320705978">
            <text:p>1.0410132071</text:p>
          </table:table-cell>
          <table:table-cell office:value-type="float" office:value="-9.95875035661995">
            <text:p>-9.9587503566</text:p>
          </table:table-cell>
          <table:table-cell office:value-type="float" office:value="34.6379624282177">
            <text:p>34.6379624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">
            <text:p>30</text:p>
          </table:table-cell>
          <table:table-cell office:value-type="float" office:value="1815">
            <text:p>1815</text:p>
          </table:table-cell>
          <table:table-cell office:value-type="float" office:value="8700">
            <text:p>8700</text:p>
          </table:table-cell>
          <table:table-cell office:value-type="float" office:value="29058">
            <text:p>29058</text:p>
          </table:table-cell>
          <table:table-cell office:value-type="float" office:value="-54.375">
            <text:p>-54.375</text:p>
          </table:table-cell>
          <table:table-cell office:value-type="float" office:value="-231.25">
            <text:p>-231.25</text:p>
          </table:table-cell>
          <table:table-cell office:value-type="float" office:value="-772.375">
            <text:p>-772.375</text:p>
          </table:table-cell>
          <table:table-cell office:value-type="float" office:value="-0.0299586776859504">
            <text:p>-0.0299586777</text:p>
          </table:table-cell>
          <table:table-cell table:number-columns-repeated="2" office:value-type="float" office:value="-0.0265804597701149">
            <text:p>-0.0265804598</text:p>
          </table:table-cell>
          <table:table-cell office:value-type="float" office:value="0.896903771941807">
            <text:p>0.8969037719</text:p>
          </table:table-cell>
          <table:table-cell table:number-columns-repeated="2" office:value-type="float" office:value="0.908353171654115">
            <text:p>0.9083531717</text:p>
          </table:table-cell>
          <table:table-cell office:value-type="float" office:value="-22.7884443591861">
            <text:p>-22.7884443592</text:p>
          </table:table-cell>
          <table:table-cell table:number-columns-repeated="2"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21">
            <text:p>21</text:p>
          </table:table-cell>
          <table:table-cell office:value-type="float" office:value="2385">
            <text:p>2385</text:p>
          </table:table-cell>
          <table:table-cell office:value-type="float" office:value="9050">
            <text:p>9050</text:p>
          </table:table-cell>
          <table:table-cell office:value-type="float" office:value="26553">
            <text:p>26553</text:p>
          </table:table-cell>
          <table:table-cell office:value-type="float" office:value="-12.125">
            <text:p>-12.125</text:p>
          </table:table-cell>
          <table:table-cell office:value-type="float" office:value="50">
            <text:p>50</text:p>
          </table:table-cell>
          <table:table-cell office:value-type="float" office:value="-135.125">
            <text:p>-135.125</text:p>
          </table:table-cell>
          <table:table-cell office:value-type="float" office:value="-0.00508385744234801">
            <text:p>-0.0050838574</text:p>
          </table:table-cell>
          <table:table-cell office:value-type="float" office:value="0.00552486187845304">
            <text:p>0.0055248619</text:p>
          </table:table-cell>
          <table:table-cell office:value-type="float" office:value="-0.00508887884608142">
            <text:p>-0.0050888788</text:p>
          </table:table-cell>
          <table:table-cell office:value-type="float" office:value="0.98225715634051">
            <text:p>0.9822571563</text:p>
          </table:table-cell>
          <table:table-cell office:value-type="float" office:value="1.01939684380819">
            <text:p>1.0193968438</text:p>
          </table:table-cell>
          <table:table-cell office:value-type="float" office:value="0.982239681547019">
            <text:p>0.98223968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2595">
            <text:p>2595</text:p>
          </table:table-cell>
          <table:table-cell office:value-type="float" office:value="9684">
            <text:p>9684</text:p>
          </table:table-cell>
          <table:table-cell office:value-type="float" office:value="28891">
            <text:p>28891</text:p>
          </table:table-cell>
          <table:table-cell office:value-type="float" office:value="-38.5">
            <text:p>-38.5</text:p>
          </table:table-cell>
          <table:table-cell office:value-type="float" office:value="225">
            <text:p>225</text:p>
          </table:table-cell>
          <table:table-cell office:value-type="float" office:value="-428.75">
            <text:p>-428.75</text:p>
          </table:table-cell>
          <table:table-cell office:value-type="float" office:value="-0.0148362235067437">
            <text:p>-0.0148362235</text:p>
          </table:table-cell>
          <table:table-cell office:value-type="float" office:value="0.0232342007434944">
            <text:p>0.0232342007</text:p>
          </table:table-cell>
          <table:table-cell office:value-type="float" office:value="-0.0148402616731854">
            <text:p>-0.0148402617</text:p>
          </table:table-cell>
          <table:table-cell office:value-type="float" office:value="0.948504640241163">
            <text:p>0.9485046402</text:p>
          </table:table-cell>
          <table:table-cell office:value-type="float" office:value="1.08237776564724">
            <text:p>1.0823777656</text:p>
          </table:table-cell>
          <table:table-cell office:value-type="float" office:value="0.948490741542247">
            <text:p>0.9484907415</text:p>
          </table:table-cell>
          <table:table-cell office:value-type="float" office:value="0">
            <text:p>0</text:p>
          </table:table-cell>
          <table:table-cell office:value-type="float" office:value="30.1783015466673">
            <text:p>30.1783015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">
            <text:p>32</text:p>
          </table:table-cell>
          <table:table-cell office:value-type="float" office:value="1995">
            <text:p>1995</text:p>
          </table:table-cell>
          <table:table-cell office:value-type="float" office:value="8700">
            <text:p>8700</text:p>
          </table:table-cell>
          <table:table-cell office:value-type="float" office:value="22211">
            <text:p>22211</text:p>
          </table:table-cell>
          <table:table-cell office:value-type="float" office:value="-29.375">
            <text:p>-29.375</text:p>
          </table:table-cell>
          <table:table-cell office:value-type="float" office:value="-231.25">
            <text:p>-231.25</text:p>
          </table:table-cell>
          <table:table-cell office:value-type="float" office:value="-327.375">
            <text:p>-327.375</text:p>
          </table:table-cell>
          <table:table-cell office:value-type="float" office:value="-0.0147243107769424">
            <text:p>-0.0147243108</text:p>
          </table:table-cell>
          <table:table-cell office:value-type="float" office:value="-0.0265804597701149">
            <text:p>-0.0265804598</text:p>
          </table:table-cell>
          <table:table-cell office:value-type="float" office:value="-0.0147393183557697">
            <text:p>-0.0147393184</text:p>
          </table:table-cell>
          <table:table-cell office:value-type="float" office:value="0.948889850723299">
            <text:p>0.9488898507</text:p>
          </table:table-cell>
          <table:table-cell office:value-type="float" office:value="0.908353171654115">
            <text:p>0.9083531717</text:p>
          </table:table-cell>
          <table:table-cell office:value-type="float" office:value="0.948838190865768">
            <text:p>0.9488381909</text:p>
          </table:table-cell>
          <table:table-cell office:value-type="float" office:value="0">
            <text:p>0</text:p>
          </table:table-cell>
          <table:table-cell office:value-type="float" office:value="-25.7291912620285">
            <text:p>-25.7291912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2175">
            <text:p>2175</text:p>
          </table:table-cell>
          <table:table-cell office:value-type="float" office:value="8550">
            <text:p>8550</text:p>
          </table:table-cell>
          <table:table-cell office:value-type="float" office:value="24215">
            <text:p>24215</text:p>
          </table:table-cell>
          <table:table-cell office:value-type="float" office:value="36.875">
            <text:p>36.875</text:p>
          </table:table-cell>
          <table:table-cell office:value-type="float" office:value="31.25">
            <text:p>31.25</text:p>
          </table:table-cell>
          <table:table-cell office:value-type="float" office:value="411.125">
            <text:p>411.125</text:p>
          </table:table-cell>
          <table:table-cell office:value-type="float" office:value="0.0169540229885057">
            <text:p>0.016954023</text:p>
          </table:table-cell>
          <table:table-cell office:value-type="float" office:value="0.00365497076023392">
            <text:p>0.0036549708</text:p>
          </table:table-cell>
          <table:table-cell office:value-type="float" office:value="0.0169781127400372">
            <text:p>0.0169781127</text:p>
          </table:table-cell>
          <table:table-cell office:value-type="float" office:value="1.05990246069494">
            <text:p>1.0599024607</text:p>
          </table:table-cell>
          <table:table-cell office:value-type="float" office:value="1.01281858093088">
            <text:p>1.0128185809</text:p>
          </table:table-cell>
          <table:table-cell office:value-type="float" office:value="1.05998837696207">
            <text:p>1.0599883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13">
            <text:p>113</text:p>
          </table:table-cell>
          <table:table-cell office:value-type="float" office:value="2078">
            <text:p>2078</text:p>
          </table:table-cell>
          <table:table-cell office:value-type="float" office:value="9030">
            <text:p>9030</text:p>
          </table:table-cell>
          <table:table-cell office:value-type="float" office:value="26553">
            <text:p>26553</text:p>
          </table:table-cell>
          <table:table-cell office:value-type="float" office:value="27.25">
            <text:p>27.25</text:p>
          </table:table-cell>
          <table:table-cell office:value-type="float" office:value="240.625">
            <text:p>240.625</text:p>
          </table:table-cell>
          <table:table-cell office:value-type="float" office:value="289.25">
            <text:p>289.25</text:p>
          </table:table-cell>
          <table:table-cell office:value-type="float" office:value="0.0131135707410972">
            <text:p>0.0131135707</text:p>
          </table:table-cell>
          <table:table-cell office:value-type="float" office:value="0.0266472868217054">
            <text:p>0.0266472868</text:p>
          </table:table-cell>
          <table:table-cell office:value-type="float" office:value="0.0108933077241743">
            <text:p>0.0108933077</text:p>
          </table:table-cell>
          <table:table-cell office:value-type="float" office:value="1.0462345504395">
            <text:p>1.0462345504</text:p>
          </table:table-cell>
          <table:table-cell office:value-type="float" office:value="1.09465725655009">
            <text:p>1.0946572566</text:p>
          </table:table-cell>
          <table:table-cell office:value-type="float" office:value="1.03835915877483">
            <text:p>1.0383591588</text:p>
          </table:table-cell>
          <table:table-cell office:value-type="float" office:value="0">
            <text:p>0</text:p>
          </table:table-cell>
          <table:table-cell office:value-type="float" office:value="26.3569778358226">
            <text:p>26.3569778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58">
            <text:p>158</text:p>
          </table:table-cell>
          <table:table-cell office:value-type="float" office:value="1957">
            <text:p>1957</text:p>
          </table:table-cell>
          <table:table-cell office:value-type="float" office:value="9324">
            <text:p>9324</text:p>
          </table:table-cell>
          <table:table-cell office:value-type="float" office:value="28891">
            <text:p>28891</text:p>
          </table:table-cell>
          <table:table-cell office:value-type="float" office:value="-8.625">
            <text:p>-8.625</text:p>
          </table:table-cell>
          <table:table-cell office:value-type="float" office:value="188.875">
            <text:p>188.875</text:p>
          </table:table-cell>
          <table:table-cell office:value-type="float" office:value="65.25">
            <text:p>65.25</text:p>
          </table:table-cell>
          <table:table-cell office:value-type="float" office:value="-0.00440725600408789">
            <text:p>-0.004407256</text:p>
          </table:table-cell>
          <table:table-cell office:value-type="float" office:value="0.020256864006864">
            <text:p>0.020256864</text:p>
          </table:table-cell>
          <table:table-cell office:value-type="float" office:value="0.00225848880274134">
            <text:p>0.0022584888</text:p>
          </table:table-cell>
          <table:table-cell office:value-type="float" office:value="0.984612674840444">
            <text:p>0.9846126748</text:p>
          </table:table-cell>
          <table:table-cell office:value-type="float" office:value="1.07170329148123">
            <text:p>1.0717032915</text:p>
          </table:table-cell>
          <table:table-cell office:value-type="float" office:value="1.00791470832207">
            <text:p>1.0079147083</text:p>
          </table:table-cell>
          <table:table-cell office:value-type="float" office:value="0">
            <text:p>0</text:p>
          </table:table-cell>
          <table:table-cell office:value-type="float" office:value="34.5633069975812">
            <text:p>34.56330699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1745">
            <text:p>1745</text:p>
          </table:table-cell>
          <table:table-cell office:value-type="float" office:value="8246">
            <text:p>8246</text:p>
          </table:table-cell>
          <table:table-cell office:value-type="float" office:value="22211">
            <text:p>22211</text:p>
          </table:table-cell>
          <table:table-cell office:value-type="float" office:value="34.125">
            <text:p>34.125</text:p>
          </table:table-cell>
          <table:table-cell office:value-type="float" office:value="49.5">
            <text:p>49.5</text:p>
          </table:table-cell>
          <table:table-cell office:value-type="float" office:value="133.375">
            <text:p>133.375</text:p>
          </table:table-cell>
          <table:table-cell office:value-type="float" office:value="0.0195558739255014">
            <text:p>0.0195558739</text:p>
          </table:table-cell>
          <table:table-cell office:value-type="float" office:value="0.00600291050206161">
            <text:p>0.0060029105</text:p>
          </table:table-cell>
          <table:table-cell office:value-type="float" office:value="0.00600490747827653">
            <text:p>0.0060049075</text:p>
          </table:table-cell>
          <table:table-cell office:value-type="float" office:value="1.06919512586104">
            <text:p>1.0691951259</text:p>
          </table:table-cell>
          <table:table-cell office:value-type="float" office:value="1.02108081522883">
            <text:p>1.0210808152</text:p>
          </table:table-cell>
          <table:table-cell office:value-type="float" office:value="1.02108785164506">
            <text:p>1.02108785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2110">
            <text:p>2110</text:p>
          </table:table-cell>
          <table:table-cell office:value-type="float" office:value="9106">
            <text:p>9106</text:p>
          </table:table-cell>
          <table:table-cell office:value-type="float" office:value="24215">
            <text:p>24215</text:p>
          </table:table-cell>
          <table:table-cell office:value-type="float" office:value="41">
            <text:p>41</text:p>
          </table:table-cell>
          <table:table-cell office:value-type="float" office:value="206.5">
            <text:p>206.5</text:p>
          </table:table-cell>
          <table:table-cell office:value-type="float" office:value="662">
            <text:p>662</text:p>
          </table:table-cell>
          <table:table-cell office:value-type="float" office:value="0.0194312796208531">
            <text:p>0.0194312796</text:p>
          </table:table-cell>
          <table:table-cell office:value-type="float" office:value="0.0226773555897211">
            <text:p>0.0226773556</text:p>
          </table:table-cell>
          <table:table-cell office:value-type="float" office:value="0.0273384265950857">
            <text:p>0.0273384266</text:p>
          </table:table-cell>
          <table:table-cell office:value-type="float" office:value="1.06874952494329">
            <text:p>1.0687495249</text:p>
          </table:table-cell>
          <table:table-cell office:value-type="float" office:value="1.08037869897885">
            <text:p>1.080378699</text:p>
          </table:table-cell>
          <table:table-cell office:value-type="float" office:value="1.09714937663744">
            <text:p>1.0971493766</text:p>
          </table:table-cell>
          <table:table-cell office:value-type="float" office:value="0">
            <text:p>0</text:p>
          </table:table-cell>
          <table:table-cell office:value-type="float" office:value="30.9108871808819">
            <text:p>30.9108871809</text:p>
          </table:table-cell>
          <table:table-cell office:value-type="float" office:value="25.6993343764341">
            <text:p>25.699334376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4">
            <text:p>4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04">
            <text:p>204</text:p>
          </table:table-cell>
          <table:table-cell office:value-type="float" office:value="2603">
            <text:p>2603</text:p>
          </table:table-cell>
          <table:table-cell office:value-type="float" office:value="10409">
            <text:p>10409</text:p>
          </table:table-cell>
          <table:table-cell office:value-type="float" office:value="28984">
            <text:p>28984</text:p>
          </table:table-cell>
          <table:table-cell office:value-type="float" office:value="58.625">
            <text:p>58.625</text:p>
          </table:table-cell>
          <table:table-cell office:value-type="float" office:value="234.25">
            <text:p>234.25</text:p>
          </table:table-cell>
          <table:table-cell office:value-type="float" office:value="652.375">
            <text:p>652.375</text:p>
          </table:table-cell>
          <table:table-cell office:value-type="float" office:value="0.0225220898962735">
            <text:p>0.0225220899</text:p>
          </table:table-cell>
          <table:table-cell office:value-type="float" office:value="0.022504563358632">
            <text:p>0.0225045634</text:p>
          </table:table-cell>
          <table:table-cell office:value-type="float" office:value="0.0225081079216119">
            <text:p>0.0225081079</text:p>
          </table:table-cell>
          <table:table-cell office:value-type="float" office:value="1.07982151392222">
            <text:p>1.0798215139</text:p>
          </table:table-cell>
          <table:table-cell office:value-type="float" office:value="1.07975862428426">
            <text:p>1.0797586243</text:p>
          </table:table-cell>
          <table:table-cell office:value-type="float" office:value="1.07977134297318">
            <text:p>1.079771343</text:p>
          </table:table-cell>
          <table:table-cell office:value-type="float" office:value="31.1216130946386">
            <text:p>31.1216130946</text:p>
          </table:table-cell>
          <table:table-cell office:value-type="float" office:value="31.145582665081">
            <text:p>31.1455826651</text:p>
          </table:table-cell>
          <table:table-cell office:value-type="float" office:value="31.1407320534223">
            <text:p>31.140732053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174">
            <text:p>174</text:p>
          </table:table-cell>
          <table:table-cell office:value-type="float" office:value="2526">
            <text:p>2526</text:p>
          </table:table-cell>
          <table:table-cell office:value-type="float" office:value="9556">
            <text:p>9556</text:p>
          </table:table-cell>
          <table:table-cell office:value-type="float" office:value="28122">
            <text:p>28122</text:p>
          </table:table-cell>
          <table:table-cell office:value-type="float" office:value="81">
            <text:p>81</text:p>
          </table:table-cell>
          <table:table-cell office:value-type="float" office:value="-156">
            <text:p>-156</text:p>
          </table:table-cell>
          <table:table-cell office:value-type="float" office:value="902">
            <text:p>902</text:p>
          </table:table-cell>
          <table:table-cell office:value-type="float" office:value="0.0320665083135392">
            <text:p>0.0320665083</text:p>
          </table:table-cell>
          <table:table-cell office:value-type="float" office:value="-0.0163248221012976">
            <text:p>-0.0163248221</text:p>
          </table:table-cell>
          <table:table-cell office:value-type="float" office:value="0.0320745323945665">
            <text:p>0.0320745324</text:p>
          </table:table-cell>
          <table:table-cell office:value-type="float" office:value="1.11424817057001">
            <text:p>1.1142481706</text:p>
          </table:table-cell>
          <table:table-cell office:value-type="float" office:value="0.943385462286071">
            <text:p>0.9433854623</text:p>
          </table:table-cell>
          <table:table-cell office:value-type="float" office:value="1.11427726361251">
            <text:p>1.1142772636</text:p>
          </table:table-cell>
          <table:table-cell office:value-type="float" office:value="21.9606736501169">
            <text:p>21.9606736501</text:p>
          </table:table-cell>
          <table:table-cell office:value-type="float" office:value="0">
            <text:p>0</text:p>
          </table:table-cell>
          <table:table-cell office:value-type="float" office:value="21.9552655487447">
            <text:p>21.9552655487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2268">
            <text:p>2268</text:p>
          </table:table-cell>
          <table:table-cell office:value-type="float" office:value="9106">
            <text:p>9106</text:p>
          </table:table-cell>
          <table:table-cell office:value-type="float" office:value="25250">
            <text:p>25250</text:p>
          </table:table-cell>
          <table:table-cell office:value-type="float" office:value="122.857142857143">
            <text:p>122.8571428571</text:p>
          </table:table-cell>
          <table:table-cell office:value-type="float" office:value="140">
            <text:p>140</text:p>
          </table:table-cell>
          <table:table-cell office:value-type="float" office:value="1368.28571428571">
            <text:p>1368.2857142857</text:p>
          </table:table-cell>
          <table:table-cell office:value-type="float" office:value="0.054169816074578">
            <text:p>0.0541698161</text:p>
          </table:table-cell>
          <table:table-cell office:value-type="float" office:value="0.0153744783659126">
            <text:p>0.0153744784</text:p>
          </table:table-cell>
          <table:table-cell office:value-type="float" office:value="0.0541895332390382">
            <text:p>0.0541895332</text:p>
          </table:table-cell>
          <table:table-cell office:value-type="float" office:value="1.19534571944919">
            <text:p>1.1953457194</text:p>
          </table:table-cell>
          <table:table-cell office:value-type="float" office:value="1.05427396846734">
            <text:p>1.0542739685</text:p>
          </table:table-cell>
          <table:table-cell office:value-type="float" office:value="1.19541891714146">
            <text:p>1.1954189171</text:p>
          </table:table-cell>
          <table:table-cell office:value-type="float" office:value="13.1393459140708">
            <text:p>13.1393459141</text:p>
          </table:table-cell>
          <table:table-cell office:value-type="float" office:value="0">
            <text:p>0</text:p>
          </table:table-cell>
          <table:table-cell office:value-type="float" office:value="13.1346890034796">
            <text:p>13.1346890035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151">
            <text:p>151</text:p>
          </table:table-cell>
          <table:table-cell office:value-type="float" office:value="2341">
            <text:p>2341</text:p>
          </table:table-cell>
          <table:table-cell office:value-type="float" office:value="9279">
            <text:p>9279</text:p>
          </table:table-cell>
          <table:table-cell office:value-type="float" office:value="27863">
            <text:p>27863</text:p>
          </table:table-cell>
          <table:table-cell office:value-type="float" office:value="0">
            <text:p>0</text:p>
          </table:table-cell>
          <table:table-cell office:value-type="float" office:value="92.1666666666667">
            <text:p>92.1666666667</text:p>
          </table:table-cell>
          <table:table-cell office:value-type="float" office:value="917.833333333333">
            <text:p>917.8333333333</text:p>
          </table:table-cell>
          <table:table-cell office:value-type="float" office:value="0">
            <text:p>0</text:p>
          </table:table-cell>
          <table:table-cell office:value-type="float" office:value="0.00993282322089306">
            <text:p>0.0099328232</text:p>
          </table:table-cell>
          <table:table-cell office:value-type="float" office:value="0.0329409372046561">
            <text:p>0.0329409372</text:p>
          </table:table-cell>
          <table:table-cell office:value-type="float" office:value="1.11">
            <text:p>1.11</text:p>
          </table:table-cell>
          <table:table-cell office:value-type="float" office:value="1.03495825678832">
            <text:p>1.0349582568</text:p>
          </table:table-cell>
          <table:table-cell office:value-type="float" office:value="1.11742008669038">
            <text:p>1.1174200867</text:p>
          </table:table-cell>
          <table:table-cell table:number-columns-repeated="2" office:value-type="float" office:value="0">
            <text:p>0</text:p>
          </table:table-cell>
          <table:table-cell office:value-type="float" office:value="21.3868223665776">
            <text:p>21.386822366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float" office:value="263">
            <text:p>263</text:p>
          </table:table-cell>
          <table:table-cell office:value-type="float" office:value="132">
            <text:p>132</text:p>
          </table:table-cell>
          <table:table-cell office:value-type="float" office:value="2415">
            <text:p>2415</text:p>
          </table:table-cell>
          <table:table-cell office:value-type="float" office:value="9443">
            <text:p>9443</text:p>
          </table:table-cell>
          <table:table-cell office:value-type="float" office:value="28353">
            <text:p>28353</text:p>
          </table:table-cell>
          <table:table-cell office:value-type="float" office:value="0">
            <text:p>0</text:p>
          </table:table-cell>
          <table:table-cell office:value-type="float" office:value="-52.5">
            <text:p>-52.5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  <table:table-cell office:value-type="float" office:value="-0.0055596738324685">
            <text:p>-0.0055596738</text:p>
          </table:table-cell>
          <table:table-cell office:value-type="float" office:value="0.000134024618206186">
            <text:p>0.0001340246</text:p>
          </table:table-cell>
          <table:table-cell office:value-type="float" office:value="1.11">
            <text:p>1.11</text:p>
          </table:table-cell>
          <table:table-cell office:value-type="float" office:value="0.980601725133682">
            <text:p>0.9806017251</text:p>
          </table:table-cell>
          <table:table-cell office:value-type="float" office:value="1.00046912137041">
            <text:p>1.00046912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171">
            <text:p>171</text:p>
          </table:table-cell>
          <table:table-cell office:value-type="float" office:value="121">
            <text:p>121</text:p>
          </table:table-cell>
          <table:table-cell office:value-type="float" office:value="2493">
            <text:p>2493</text:p>
          </table:table-cell>
          <table:table-cell office:value-type="float" office:value="9533">
            <text:p>9533</text:p>
          </table:table-cell>
          <table:table-cell office:value-type="float" office:value="29199">
            <text:p>29199</text:p>
          </table:table-cell>
          <table:table-cell office:value-type="float" office:value="0">
            <text:p>0</text:p>
          </table:table-cell>
          <table:table-cell office:value-type="float" office:value="72.25">
            <text:p>72.2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757893632644498">
            <text:p>0.0075789363</text:p>
          </table:table-cell>
          <table:table-cell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0266388600832">
            <text:p>1.0266388601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5">
            <text:p>5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159">
            <text:p>159</text:p>
          </table:table-cell>
          <table:table-cell office:value-type="float" office:value="2572">
            <text:p>2572</text:p>
          </table:table-cell>
          <table:table-cell office:value-type="float" office:value="9594">
            <text:p>9594</text:p>
          </table:table-cell>
          <table:table-cell office:value-type="float" office:value="30071">
            <text:p>30071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02">
            <text:p>1.02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2655">
            <text:p>2655</text:p>
          </table:table-cell>
          <table:table-cell office:value-type="float" office:value="9656">
            <text:p>9656</text:p>
          </table:table-cell>
          <table:table-cell office:value-type="float" office:value="30968">
            <text:p>30968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02">
            <text:p>1.02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1.5">
            <text:p>31.5</text:p>
          </table:table-cell>
          <table:table-cell office:value-type="float" office:value="1815.25">
            <text:p>1815.25</text:p>
          </table:table-cell>
          <table:table-cell office:value-type="float" office:value="9737.75">
            <text:p>9737.75</text:p>
          </table:table-cell>
          <table:table-cell office:value-type="float" office:value="14.87">
            <text:p>14.87</text:p>
          </table:table-cell>
          <table:table-cell table:number-columns-repeated="3"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298">
            <text:p>298</text:p>
          </table:table-cell>
          <table:table-cell office:value-type="float" office:value="133">
            <text:p>133</text:p>
          </table:table-cell>
          <table:table-cell office:value-type="float" office:value="2713">
            <text:p>2713</text:p>
          </table:table-cell>
          <table:table-cell office:value-type="float" office:value="9667">
            <text:p>9667</text:p>
          </table:table-cell>
          <table:table-cell office:value-type="float" office:value="31893">
            <text:p>31893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02">
            <text:p>1.02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4">
            <text:p>34</text:p>
          </table:table-cell>
          <table:table-cell office:value-type="float" office:value="1856">
            <text:p>1856</text:p>
          </table:table-cell>
          <table:table-cell office:value-type="float" office:value="8660">
            <text:p>8660</text:p>
          </table:table-cell>
          <table:table-cell office:value-type="float" office:value="15.2233333333333">
            <text:p>15.2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314">
            <text:p>314</text:p>
          </table:table-cell>
          <table:table-cell office:value-type="float" office:value="145">
            <text:p>145</text:p>
          </table:table-cell>
          <table:table-cell office:value-type="float" office:value="2750">
            <text:p>2750</text:p>
          </table:table-cell>
          <table:table-cell office:value-type="float" office:value="9724">
            <text:p>9724</text:p>
          </table:table-cell>
          <table:table-cell office:value-type="float" office:value="32844">
            <text:p>32844</text:p>
          </table:table-cell>
          <table:table-cell table:number-columns-repeated="6" office:value-type="float" office:value="0">
            <text:p>0</text:p>
          </table:table-cell>
          <table:table-cell office:value-type="float" office:value="1.05">
            <text:p>1.05</text:p>
          </table:table-cell>
          <table:table-cell office:value-type="float" office:value="1.02">
            <text:p>1.02</text:p>
          </table:table-cell>
          <table:table-cell office:value-type="float" office:value="1.11">
            <text:p>1.11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1.02">
            <text:p>1.02</text:p>
          </table:table-cell>
          <table:table-cell office:value-type="float" office:value="1.05">
            <text:p>1.05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  <table:table-cell office:value-type="float" office:value="3.3">
            <text:p>3.3</text:p>
          </table:table-cell>
          <table:table-cell office:value-type="float" office:value="9.5">
            <text:p>9.5</text:p>
          </table:table-cell>
          <table:table-cell office:value-type="float" office:value="1714">
            <text:p>1714</text:p>
          </table:table-cell>
          <table:table-cell office:value-type="float" office:value="3196">
            <text:p>3196</text:p>
          </table:table-cell>
          <table:table-cell office:value-type="float" office:value="5681">
            <text:p>56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23:28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693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4">
                <text:p>16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3">
                <text:p>35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77">
                <text:p>477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719">
                <text:p>719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99">
                <text:p>699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6">
                <text:p>816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32">
                <text:p>832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36">
                <text:p>1036</text:p>
              </table:table-cell>
              <table:table-cell office:value-type="float" office:value="2228">
                <text:p>222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22">
                <text:p>1122</text:p>
              </table:table-cell>
              <table:table-cell office:value-type="float" office:value="2679">
                <text:p>267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42">
                <text:p>1142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47">
                <text:p>647</text:p>
              </table:table-cell>
              <table:table-cell office:value-type="float" office:value="1338">
                <text:p>1338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59">
                <text:p>759</text:p>
              </table:table-cell>
              <table:table-cell office:value-type="float" office:value="1405">
                <text:p>1405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98">
                <text:p>798</text:p>
              </table:table-cell>
              <table:table-cell office:value-type="float" office:value="1555">
                <text:p>1555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48">
                <text:p>848</text:p>
              </table:table-cell>
              <table:table-cell office:value-type="float" office:value="1680">
                <text:p>1680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64">
                <text:p>864</text:p>
              </table:table-cell>
              <table:table-cell office:value-type="float" office:value="1750">
                <text:p>1750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70">
                <text:p>870</text:p>
              </table:table-cell>
              <table:table-cell office:value-type="float" office:value="1816">
                <text:p>1816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42">
                <text:p>942</text:p>
              </table:table-cell>
              <table:table-cell office:value-type="float" office:value="1888">
                <text:p>188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4">
                <text:p>1214</text:p>
              </table:table-cell>
              <table:table-cell office:value-type="float" office:value="2272">
                <text:p>2272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70">
                <text:p>1170</text:p>
              </table:table-cell>
              <table:table-cell office:value-type="float" office:value="2252">
                <text:p>2252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84">
                <text:p>1284</text:p>
              </table:table-cell>
              <table:table-cell office:value-type="float" office:value="2312">
                <text:p>2312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55">
                <text:p>1355</text:p>
              </table:table-cell>
              <table:table-cell office:value-type="float" office:value="2456">
                <text:p>2456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68">
                <text:p>1368</text:p>
              </table:table-cell>
              <table:table-cell office:value-type="float" office:value="2816">
                <text:p>2816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34">
                <text:p>1534</text:p>
              </table:table-cell>
              <table:table-cell office:value-type="float" office:value="2802">
                <text:p>2802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34">
                <text:p>1734</text:p>
              </table:table-cell>
              <table:table-cell office:value-type="float" office:value="2973">
                <text:p>2973</text:p>
              </table:table-cell>
              <table:table-cell office:value-type="float" office:value="5735">
                <text:p>573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56">
                <text:p>1756</text:p>
              </table:table-cell>
              <table:table-cell office:value-type="float" office:value="3120">
                <text:p>3120</text:p>
              </table:table-cell>
              <table:table-cell office:value-type="float" office:value="6445">
                <text:p>644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180">
                <text:p>2180</text:p>
              </table:table-cell>
              <table:table-cell office:value-type="float" office:value="3594">
                <text:p>3594</text:p>
              </table:table-cell>
              <table:table-cell office:value-type="float" office:value="6696">
                <text:p>669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33">
                <text:p>2033</text:p>
              </table:table-cell>
              <table:table-cell office:value-type="float" office:value="3530">
                <text:p>3530</text:p>
              </table:table-cell>
              <table:table-cell office:value-type="float" office:value="6234">
                <text:p>623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90">
                <text:p>1890</text:p>
              </table:table-cell>
              <table:table-cell office:value-type="float" office:value="3632">
                <text:p>3632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44">
                <text:p>1944</text:p>
              </table:table-cell>
              <table:table-cell office:value-type="float" office:value="3619">
                <text:p>3619</text:p>
              </table:table-cell>
              <table:table-cell office:value-type="float" office:value="6540">
                <text:p>654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47">
                <text:p>2247</text:p>
              </table:table-cell>
              <table:table-cell office:value-type="float" office:value="3835">
                <text:p>3835</text:p>
              </table:table-cell>
              <table:table-cell office:value-type="float" office:value="5898">
                <text:p>589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760">
                <text:p>1760</text:p>
              </table:table-cell>
              <table:table-cell office:value-type="float" office:value="3741">
                <text:p>3741</text:p>
              </table:table-cell>
              <table:table-cell office:value-type="float" office:value="6365">
                <text:p>6365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200">
                <text:p>1200</text:p>
              </table:table-cell>
              <table:table-cell office:value-type="float" office:value="3766">
                <text:p>3766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840">
                <text:p>840</text:p>
              </table:table-cell>
              <table:table-cell office:value-type="float" office:value="3824">
                <text:p>3824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80">
                <text:p>880</text:p>
              </table:table-cell>
              <table:table-cell office:value-type="float" office:value="3817">
                <text:p>3817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280">
                <text:p>1280</text:p>
              </table:table-cell>
              <table:table-cell office:value-type="float" office:value="3652">
                <text:p>3652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200">
                <text:p>1200</text:p>
              </table:table-cell>
              <table:table-cell office:value-type="float" office:value="3862">
                <text:p>3862</text:p>
              </table:table-cell>
              <table:table-cell office:value-type="float" office:value="11690">
                <text:p>1169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40">
                <text:p>840</text:p>
              </table:table-cell>
              <table:table-cell office:value-type="float" office:value="3749">
                <text:p>3749</text:p>
              </table:table-cell>
              <table:table-cell office:value-type="float" office:value="18871">
                <text:p>1887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80">
                <text:p>880</text:p>
              </table:table-cell>
              <table:table-cell office:value-type="float" office:value="3613">
                <text:p>3613</text:p>
              </table:table-cell>
              <table:table-cell office:value-type="float" office:value="26386">
                <text:p>26386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200">
                <text:p>1200</text:p>
              </table:table-cell>
              <table:table-cell office:value-type="float" office:value="3420">
                <text:p>3420</text:p>
              </table:table-cell>
              <table:table-cell office:value-type="float" office:value="30060">
                <text:p>3006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40">
                <text:p>840</text:p>
              </table:table-cell>
              <table:table-cell office:value-type="float" office:value="4800">
                <text:p>4800</text:p>
              </table:table-cell>
              <table:table-cell office:value-type="float" office:value="35070">
                <text:p>3507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880">
                <text:p>880</text:p>
              </table:table-cell>
              <table:table-cell office:value-type="float" office:value="5880">
                <text:p>5880</text:p>
              </table:table-cell>
              <table:table-cell office:value-type="float" office:value="34068">
                <text:p>3406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280">
                <text:p>1280</text:p>
              </table:table-cell>
              <table:table-cell office:value-type="float" office:value="7400">
                <text:p>7400</text:p>
              </table:table-cell>
              <table:table-cell office:value-type="float" office:value="29058">
                <text:p>2905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2175">
                <text:p>2175</text:p>
              </table:table-cell>
              <table:table-cell office:value-type="float" office:value="7200">
                <text:p>7200</text:p>
              </table:table-cell>
              <table:table-cell office:value-type="float" office:value="30060">
                <text:p>3006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265">
                <text:p>2265</text:p>
              </table:table-cell>
              <table:table-cell office:value-type="float" office:value="8207">
                <text:p>8207</text:p>
              </table:table-cell>
              <table:table-cell office:value-type="float" office:value="35070">
                <text:p>3507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980">
                <text:p>1980</text:p>
              </table:table-cell>
              <table:table-cell office:value-type="float" office:value="9400">
                <text:p>9400</text:p>
              </table:table-cell>
              <table:table-cell office:value-type="float" office:value="34068">
                <text:p>3406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815">
                <text:p>1815</text:p>
              </table:table-cell>
              <table:table-cell office:value-type="float" office:value="8700">
                <text:p>8700</text:p>
              </table:table-cell>
              <table:table-cell office:value-type="float" office:value="29058">
                <text:p>2905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385">
                <text:p>2385</text:p>
              </table:table-cell>
              <table:table-cell office:value-type="float" office:value="9050">
                <text:p>9050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595">
                <text:p>2595</text:p>
              </table:table-cell>
              <table:table-cell office:value-type="float" office:value="9684">
                <text:p>9684</text:p>
              </table:table-cell>
              <table:table-cell office:value-type="float" office:value="28891">
                <text:p>2889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995">
                <text:p>1995</text:p>
              </table:table-cell>
              <table:table-cell office:value-type="float" office:value="8700">
                <text:p>8700</text:p>
              </table:table-cell>
              <table:table-cell office:value-type="float" office:value="22211">
                <text:p>2221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175">
                <text:p>2175</text:p>
              </table:table-cell>
              <table:table-cell office:value-type="float" office:value="8550">
                <text:p>8550</text:p>
              </table:table-cell>
              <table:table-cell office:value-type="float" office:value="24215">
                <text:p>2421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078">
                <text:p>2078</text:p>
              </table:table-cell>
              <table:table-cell office:value-type="float" office:value="9030">
                <text:p>9030</text:p>
              </table:table-cell>
              <table:table-cell office:value-type="float" office:value="26553">
                <text:p>26553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957">
                <text:p>1957</text:p>
              </table:table-cell>
              <table:table-cell office:value-type="float" office:value="9324">
                <text:p>9324</text:p>
              </table:table-cell>
              <table:table-cell office:value-type="float" office:value="28891">
                <text:p>28891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745">
                <text:p>1745</text:p>
              </table:table-cell>
              <table:table-cell office:value-type="float" office:value="8246">
                <text:p>8246</text:p>
              </table:table-cell>
              <table:table-cell office:value-type="float" office:value="22211">
                <text:p>2221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110">
                <text:p>2110</text:p>
              </table:table-cell>
              <table:table-cell office:value-type="float" office:value="9106">
                <text:p>9106</text:p>
              </table:table-cell>
              <table:table-cell office:value-type="float" office:value="24215">
                <text:p>2421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2603">
                <text:p>2603</text:p>
              </table:table-cell>
              <table:table-cell office:value-type="float" office:value="10409">
                <text:p>10409</text:p>
              </table:table-cell>
              <table:table-cell office:value-type="float" office:value="28984">
                <text:p>2898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2526">
                <text:p>2526</text:p>
              </table:table-cell>
              <table:table-cell office:value-type="float" office:value="9556">
                <text:p>9556</text:p>
              </table:table-cell>
              <table:table-cell office:value-type="float" office:value="28122">
                <text:p>2812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2268">
                <text:p>2268</text:p>
              </table:table-cell>
              <table:table-cell office:value-type="float" office:value="9106">
                <text:p>9106</text:p>
              </table:table-cell>
              <table:table-cell office:value-type="float" office:value="25250">
                <text:p>2525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2341">
                <text:p>2341</text:p>
              </table:table-cell>
              <table:table-cell office:value-type="float" office:value="9279">
                <text:p>9279</text:p>
              </table:table-cell>
              <table:table-cell office:value-type="float" office:value="27863">
                <text:p>27863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2415">
                <text:p>2415</text:p>
              </table:table-cell>
              <table:table-cell office:value-type="float" office:value="9443">
                <text:p>9443</text:p>
              </table:table-cell>
              <table:table-cell office:value-type="float" office:value="28353">
                <text:p>2835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493">
                <text:p>2493</text:p>
              </table:table-cell>
              <table:table-cell office:value-type="float" office:value="9533">
                <text:p>9533</text:p>
              </table:table-cell>
              <table:table-cell office:value-type="float" office:value="29199">
                <text:p>2919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2572">
                <text:p>2572</text:p>
              </table:table-cell>
              <table:table-cell office:value-type="float" office:value="9594">
                <text:p>9594</text:p>
              </table:table-cell>
              <table:table-cell office:value-type="float" office:value="30071">
                <text:p>3007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2655">
                <text:p>2655</text:p>
              </table:table-cell>
              <table:table-cell office:value-type="float" office:value="9656">
                <text:p>9656</text:p>
              </table:table-cell>
              <table:table-cell office:value-type="float" office:value="30968">
                <text:p>3096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2713">
                <text:p>2713</text:p>
              </table:table-cell>
              <table:table-cell office:value-type="float" office:value="9667">
                <text:p>9667</text:p>
              </table:table-cell>
              <table:table-cell office:value-type="float" office:value="31893">
                <text:p>3189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2750">
                <text:p>2750</text:p>
              </table:table-cell>
              <table:table-cell office:value-type="float" office:value="9724">
                <text:p>9724</text:p>
              </table:table-cell>
              <table:table-cell office:value-type="float" office:value="32844">
                <text:p>32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15.25">
                <text:p>1815.2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4cm" svg:y="1.405cm" svg:width="30.875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4.87">
                <text:p>14.8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5.2233333333333">
                <text:p>15.22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2cm" svg:y="1.352cm" svg:width="31.334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953060628195763">
                <text:p>0.95306062819576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0848404">
                <text:p>1.808484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63250485667014">
                <text:p>1.6325048566701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2559515625">
                <text:p>1.802559515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.46096090571307">
                <text:p>2.4609609057130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9329884741512">
                <text:p>1.59329884741512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73131591400757">
                <text:p>1.7313159140075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71905641698421">
                <text:p>1.71905641698421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8184532295473">
                <text:p>1.2818453229547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63183996758091">
                <text:p>1.63183996758091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35840767748582">
                <text:p>1.3584076774858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.62256657165889">
                <text:p>2.62256657165889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8012280861943">
                <text:p>1.28012280861943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1516313308057">
                <text:p>1.6151631330805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07402873076162">
                <text:p>1.0740287307616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171752705218">
                <text:p>1.2917175270521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3650169577386">
                <text:p>1.336501695773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6469111775106">
                <text:p>1.2646911177510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0356983506944">
                <text:p>1.3035698350694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19869441">
                <text:p>1.1986944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32305544041341">
                <text:p>1.3230554404134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3087208981009">
                <text:p>1.2308720898100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7425159214461">
                <text:p>1.1742515921446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5439121018144">
                <text:p>1.1543912101814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2096537671383">
                <text:p>1.32096537671383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0872014235977">
                <text:p>1.3087201423597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8788255935858">
                <text:p>1.1878825593585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3409963944702">
                <text:p>1.2340996394470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5093080662389">
                <text:p>1.1509308066238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5437685071756">
                <text:p>1.1543768507175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6766907255771">
                <text:p>1.0676690725577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16957596165807">
                <text:p>1.16957596165807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5825344727756">
                <text:p>1.2582534472775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7510330578512">
                <text:p>1.1751033057851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694463680266">
                <text:p>1.269446368026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954723372983693">
                <text:p>0.9547233729836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21697169616575">
                <text:p>1.2169716961657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4987482712137">
                <text:p>1.1498748271213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0681226129482">
                <text:p>1.068122612948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601691955061983">
                <text:p>0.60169195506198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61440464175801">
                <text:p>1.6144046417580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02801523408821">
                <text:p>1.0280152340882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99316195556241">
                <text:p>1.9931619555624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765924749495571">
                <text:p>0.76592474949557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93949896918403">
                <text:p>1.9394989691840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6390140625">
                <text:p>1.639014062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39863529948868">
                <text:p>1.3986352994886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8672224151235">
                <text:p>1.2867222415123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21237358594813">
                <text:p>1.21237358594813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07154545043006">
                <text:p>1.07154545043006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908353171654115">
                <text:p>0.90835317165411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01939684380819">
                <text:p>1.0193968438081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08237776564724">
                <text:p>1.0823777656472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08353171654115">
                <text:p>0.90835317165411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1281858093088">
                <text:p>1.0128185809308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9465725655009">
                <text:p>1.0946572565500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7170329148123">
                <text:p>1.0717032914812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2108081522883">
                <text:p>1.0210808152288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8037869897885">
                <text:p>1.0803786989788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7975862428426">
                <text:p>1.0797586242842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0.943385462286071">
                <text:p>0.943385462286071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427396846734">
                <text:p>1.0542739684673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3495825678832">
                <text:p>1.0349582567883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980601725133682">
                <text:p>0.98060172513368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266388600832">
                <text:p>1.0266388600832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737.75">
                <text:p>9737.7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